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24847CA95BB3D8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arial" svg:font-family="arial" style:font-family-generic="swiss"/>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Preformatted_20_Text" style:list-style-name="L8">
      <style:paragraph-properties fo:padding="0.049cm" fo:border="0.06pt solid #d9d9e3"/>
      <style:text-properties loext:padding="0.049cm" loext:border="0.06pt solid #d9d9e3"/>
    </style:style>
    <style:style style:name="P3" style:family="paragraph" style:parent-style-name="Preformatted_20_Text">
      <style:paragraph-properties fo:margin-top="0cm" fo:margin-bottom="0.499cm" style:contextual-spacing="false" fo:padding="0.049cm" fo:border="0.06pt solid #d9d9e3"/>
    </style:style>
    <style:style style:name="P4" style:family="paragraph" style:parent-style-name="Preformatted_20_Text">
      <style:paragraph-properties fo:padding="0.049cm" fo:border="0.06pt solid #d9d9e3"/>
    </style:style>
    <style:style style:name="P5" style:family="paragraph" style:parent-style-name="Preformatted_20_Text" style:list-style-name="L8">
      <style:paragraph-properties fo:margin-top="0cm" fo:margin-bottom="0.499cm" style:contextual-spacing="false" fo:padding="0.049cm" fo:border="0.06pt solid #d9d9e3"/>
    </style:style>
    <style:style style:name="P6" style:family="paragraph" style:parent-style-name="Preformatted_20_Text" style:list-style-name="L8">
      <style:paragraph-properties fo:padding="0.049cm" fo:border="0.06pt solid #d9d9e3"/>
    </style:style>
    <style:style style:name="P7" style:family="paragraph" style:parent-style-name="Standard">
      <style:text-properties officeooo:rsid="0012c4f8" officeooo:paragraph-rsid="0012c4f8"/>
    </style:style>
    <style:style style:name="P8" style:family="paragraph" style:parent-style-name="Standard">
      <style:text-properties fo:color="#00a933" loext:opacity="100%" officeooo:rsid="0012c4f8" officeooo:paragraph-rsid="0012c4f8"/>
    </style:style>
    <style:style style:name="P9" style:family="paragraph" style:parent-style-name="Standard">
      <style:text-properties style:use-window-font-color="true" loext:opacity="0%" officeooo:rsid="0012c4f8" officeooo:paragraph-rsid="0012c4f8"/>
    </style:style>
    <style:style style:name="P10" style:family="paragraph" style:parent-style-name="Standard">
      <style:text-properties style:use-window-font-color="true" loext:opacity="0%" officeooo:rsid="0012c4f8" officeooo:paragraph-rsid="0012c4f8" loext:padding="0cm" loext:border="none"/>
    </style:style>
    <style:style style:name="P11" style:family="paragraph" style:parent-style-name="Standard">
      <style:text-properties fo:color="#ff0000" loext:opacity="100%" officeooo:rsid="0012c4f8" officeooo:paragraph-rsid="0012c4f8"/>
    </style:style>
    <style:style style:name="P12" style:family="paragraph" style:parent-style-name="Standard">
      <style:paragraph-properties fo:margin-top="0cm" fo:margin-bottom="0.499cm" style:contextual-spacing="false"/>
      <style:text-properties loext:padding="0.049cm" loext:border="0.06pt solid #d9d9e3"/>
    </style:style>
    <style:style style:name="P13" style:family="paragraph" style:parent-style-name="Standard">
      <style:paragraph-properties fo:text-align="center" style:justify-single-word="false"/>
      <style:text-properties fo:font-size="20pt" fo:font-weight="bold" officeooo:rsid="0012c4f8" officeooo:paragraph-rsid="0012c4f8" style:font-size-asian="20pt" style:font-weight-asian="bold" style:font-size-complex="20pt" style:font-weight-complex="bold"/>
    </style:style>
    <style:style style:name="P14" style:family="paragraph" style:parent-style-name="Text_20_body">
      <style:paragraph-properties fo:padding="0.049cm" fo:border="0.06pt solid #d9d9e3"/>
    </style:style>
    <style:style style:name="P15" style:family="paragraph" style:parent-style-name="Text_20_body">
      <style:text-properties style:use-window-font-color="true" loext:opacity="0%" officeooo:rsid="0012c4f8" officeooo:paragraph-rsid="0012c4f8"/>
    </style:style>
    <style:style style:name="P16" style:family="paragraph" style:parent-style-name="Text_20_body">
      <style:text-properties officeooo:paragraph-rsid="0012c4f8"/>
    </style:style>
    <style:style style:name="P17" style:family="paragraph" style:parent-style-name="Text_20_body" style:list-style-name="L3">
      <style:paragraph-properties fo:padding="0.049cm" fo:border="0.06pt solid #d9d9e3"/>
    </style:style>
    <style:style style:name="P18" style:family="paragraph" style:parent-style-name="Text_20_body">
      <style:text-properties loext:padding="0.049cm" loext:border="0.06pt solid #d9d9e3"/>
    </style:style>
    <style:style style:name="P19" style:family="paragraph" style:parent-style-name="Text_20_body">
      <style:paragraph-properties fo:padding="0.049cm" fo:border="0.06pt solid #d9d9e3"/>
      <style:text-properties loext:padding="0.049cm" loext:border="0.06pt solid #d9d9e3"/>
    </style:style>
    <style:style style:name="P20" style:family="paragraph" style:parent-style-name="Text_20_body" style:list-style-name="L4">
      <style:paragraph-properties fo:padding="0.049cm" fo:border="0.06pt solid #d9d9e3"/>
      <style:text-properties loext:padding="0.049cm" loext:border="0.06pt solid #d9d9e3"/>
    </style:style>
    <style:style style:name="P21" style:family="paragraph" style:parent-style-name="Text_20_body" style:list-style-name="L5">
      <style:paragraph-properties fo:padding="0.049cm" fo:border="0.06pt solid #d9d9e3"/>
      <style:text-properties loext:padding="0.049cm" loext:border="0.06pt solid #d9d9e3"/>
    </style:style>
    <style:style style:name="P22" style:family="paragraph" style:parent-style-name="Text_20_body">
      <style:paragraph-properties fo:margin-top="0cm" fo:margin-bottom="0cm" style:contextual-spacing="false"/>
      <style:text-properties loext:padding="0.049cm" loext:border="0.06pt solid #d9d9e3"/>
    </style:style>
    <style:style style:name="P23" style:family="paragraph" style:parent-style-name="Text_20_body" style:list-style-name="L8">
      <style:paragraph-properties fo:padding="0.049cm" fo:border="0.06pt solid #d9d9e3"/>
      <style:text-properties loext:padding="0.049cm" loext:border="0.06pt solid #d9d9e3"/>
    </style:style>
    <style:style style:name="P24" style:family="paragraph" style:parent-style-name="Text_20_body" style:list-style-name="L10">
      <style:paragraph-properties fo:margin-top="0cm" fo:margin-bottom="0cm" style:contextual-spacing="false" fo:padding="0.049cm" fo:border="0.06pt solid #d9d9e3"/>
      <style:text-properties loext:padding="0.049cm" loext:border="0.06pt solid #d9d9e3"/>
    </style:style>
    <style:style style:name="P25" style:family="paragraph" style:parent-style-name="Text_20_body" style:list-style-name="L6">
      <style:paragraph-properties fo:padding="0.049cm" fo:border="0.06pt solid #d9d9e3"/>
    </style:style>
    <style:style style:name="P26" style:family="paragraph" style:parent-style-name="Text_20_body">
      <style:paragraph-properties fo:margin-top="0cm" fo:margin-bottom="0cm" style:contextual-spacing="false"/>
      <style:text-properties loext:padding="0cm" loext:border="none"/>
    </style:style>
    <style:style style:name="P27" style:family="paragraph" style:parent-style-name="Text_20_body" style:list-style-name="L7">
      <style:paragraph-properties fo:margin-top="0cm" fo:margin-bottom="0cm" style:contextual-spacing="false" fo:padding="0.049cm" fo:border="0.06pt solid #d9d9e3"/>
    </style:style>
    <style:style style:name="P28" style:family="paragraph" style:parent-style-name="Text_20_body" style:list-style-name="L7">
      <style:paragraph-properties fo:padding="0.049cm" fo:border="0.06pt solid #d9d9e3"/>
    </style:style>
    <style:style style:name="P29" style:family="paragraph" style:parent-style-name="Text_20_body" style:list-style-name="L8">
      <style:paragraph-properties fo:padding="0.049cm" fo:border="0.06pt solid #d9d9e3"/>
    </style:style>
    <style:style style:name="P30" style:family="paragraph" style:parent-style-name="Text_20_body" style:list-style-name="L9">
      <style:paragraph-properties fo:margin-top="0cm" fo:margin-bottom="0cm" style:contextual-spacing="false" fo:padding="0.049cm" fo:border="0.06pt solid #d9d9e3"/>
    </style:style>
    <style:style style:name="P31" style:family="paragraph" style:parent-style-name="Text_20_body" style:list-style-name="L9">
      <style:paragraph-properties fo:padding="0.049cm" fo:border="0.06pt solid #d9d9e3"/>
    </style:style>
    <style:style style:name="P32" style:family="paragraph" style:parent-style-name="Text_20_body" style:list-style-name="L10">
      <style:paragraph-properties fo:padding="0.049cm" fo:border="0.06pt solid #d9d9e3"/>
    </style:style>
    <style:style style:name="P33" style:family="paragraph" style:parent-style-name="Text_20_body" style:list-style-name="L11">
      <style:paragraph-properties fo:padding="0.049cm" fo:border="0.06pt solid #d9d9e3"/>
    </style:style>
    <style:style style:name="P34" style:family="paragraph" style:parent-style-name="Text_20_body" style:list-style-name="L12">
      <style:paragraph-properties fo:margin-top="0cm" fo:margin-bottom="0cm" style:contextual-spacing="false" fo:padding="0.049cm" fo:border="0.06pt solid #d9d9e3"/>
    </style:style>
    <style:style style:name="P35" style:family="paragraph" style:parent-style-name="Text_20_body" style:list-style-name="L12">
      <style:paragraph-properties fo:padding="0.049cm" fo:border="0.06pt solid #d9d9e3"/>
    </style:style>
    <style:style style:name="T1" style:family="text">
      <style:text-properties officeooo:rsid="0012c4f8"/>
    </style:style>
    <style:style style:name="T2"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ORMULAIREbdd DOC</text:p>
      <text:p text:style-name="P7"/>
      <text:p text:style-name="P10"><draw:frame draw:style-name="fr1" draw:name="Image1" text:anchor-type="as-char" svg:width="2cm" svg:height="1cm" draw:z-index="42"><draw:image xlink:href="Pictures/1000004E000000000000000024847CA95BB3D8D1.svg" xlink:type="simple" xlink:show="embed" xlink:actuate="onLoad" draw:mime-type="image/svg+xml"/></draw:frame><draw:frame draw:style-name="fr1" draw:name="Image2" text:anchor-type="as-char" svg:width="2cm" svg:height="1cm" draw:z-index="43"><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2">explique comment recuperer les donnees que le client tape dans un formulaire pour les copier dans une bdd. On va utiliser javascript pour le front et mongo pour la bdd</text:p>
      <text:p text:style-name="P19">Pour récupérer les données saisies par l'utilisateur dans un formulaire et les stocker dans une base de données MongoDB en utilisant JavaScript pour le front-end, vous pouvez suivre les étapes suivantes:</text:p>
      <text:list xml:id="list469644275" text:style-name="L4">
        <text:list-item>
          <text:p text:style-name="P20">Tout d'abord, vous devez créer un formulaire HTML avec des champs pour les données que vous souhaitez collecter auprès de l'utilisateur. Par exemple, si vous voulez collecter le nom et l'adresse e-mail de l'utilisateur, vous pouvez créer un formulaire comme celui-ci:</text:p>
        </text:list-item>
      </text:list>
      <text:p text:style-name="P1">htmlCopy code</text:p>
      <text:p text:style-name="P4"><text:span text:style-name="Source_20_Text"><text:span text:style-name="T2">&lt;form&gt;</text:span></text:span></text:p>
      <text:p text:style-name="P4"><text:span text:style-name="Source_20_Text"><text:span text:style-name="T2"><text:s text:c="2"/>&lt;label for="name"&gt;Nom:&lt;/label&gt;</text:span></text:span></text:p>
      <text:p text:style-name="P4"><text:span text:style-name="Source_20_Text"><text:span text:style-name="T2"><text:s text:c="2"/>&lt;input type="text" id="name" name="name"&gt;&lt;br&gt;&lt;br&gt;</text:span></text:span></text:p>
      <text:p text:style-name="P4"><text:span text:style-name="Source_20_Text"><text:span text:style-name="T2"><text:s text:c="2"/>&lt;label for="email"&gt;Adresse e-mail:&lt;/label&gt;</text:span></text:span></text:p>
      <text:p text:style-name="P4"><text:span text:style-name="Source_20_Text"><text:span text:style-name="T2"><text:s text:c="2"/>&lt;input type="email" id="email" name="email"&gt;&lt;br&gt;&lt;br&gt;</text:span></text:span></text:p>
      <text:p text:style-name="P4"><text:span text:style-name="Source_20_Text"><text:span text:style-name="T2"><text:s text:c="2"/>&lt;input type="submit" value="Envoyer"&gt;</text:span></text:span></text:p>
      <text:p text:style-name="P3"><text:span text:style-name="Source_20_Text"><text:span text:style-name="T2">&lt;/form&gt;</text:span></text:span></text:p>
      <text:list xml:id="list3648337548" text:style-name="L5">
        <text:list-item>
          <text:p text:style-name="P21">Ensuite, vous devez ajouter un gestionnaire d'événements pour le formulaire pour intercepter la soumission du formulaire et traiter les données saisies par l'utilisateur. Vous pouvez utiliser le code JavaScript suivant pour cela:</text:p>
        </text:list-item>
      </text:list>
      <text:p text:style-name="P1">javascriptCopy code</text:p>
      <text:p text:style-name="P4"><text:span text:style-name="Source_20_Text"><text:span text:style-name="T2">const form = document.querySelector('form');</text:span></text:span></text:p>
      <text:p text:style-name="P4"/>
      <text:p text:style-name="P4"><text:span text:style-name="Source_20_Text"><text:span text:style-name="T2">form.addEventListener('submit', function(event) {</text:span></text:span></text:p>
      <text:p text:style-name="P4"><text:span text:style-name="Source_20_Text"><text:span text:style-name="T2"><text:s text:c="2"/>event.preventDefault(); // Empêche la page de se recharger lors de la soumission du formulaire</text:span></text:span></text:p>
      <text:p text:style-name="P4"><text:span text:style-name="Source_20_Text"><text:span text:style-name="T2"><text:s text:c="2"/></text:span></text:span></text:p>
      <text:p text:style-name="P4"><text:span text:style-name="Source_20_Text"><text:span text:style-name="T2"><text:s text:c="2"/>const name = document.querySelector('#name').value;</text:span></text:span></text:p>
      <text:p text:style-name="P4"><text:span text:style-name="Source_20_Text"><text:span text:style-name="T2"><text:s text:c="2"/>const email = document.querySelector('#email').value;</text:span></text:span></text:p>
      <text:p text:style-name="P4"/>
      <text:p text:style-name="P4"><text:span text:style-name="Source_20_Text"><text:span text:style-name="T2"><text:s text:c="2"/>const data = { name, email }; // Crée un objet avec les données saisies</text:span></text:span></text:p>
      <text:p text:style-name="P4"/>
      <text:p text:style-name="P4"><text:span text:style-name="Source_20_Text"><text:span text:style-name="T2"><text:s text:c="2"/>// Envoi des données à la base de données MongoDB en utilisant une requête POST</text:span></text:span></text:p>
      <text:p text:style-name="P4"><text:span text:style-name="Source_20_Text"><text:span text:style-name="T2"><text:s text:c="2"/>fetch('/api/data', {</text:span></text:span></text:p>
      <text:p text:style-name="P4"><text:span text:style-name="Source_20_Text"><text:span text:style-name="T2"><text:s text:c="4"/>method: 'POST',</text:span></text:span></text:p>
      <text:p text:style-name="P4"><text:span text:style-name="Source_20_Text"><text:span text:style-name="T2"><text:s text:c="4"/>body: JSON.stringify(data),</text:span></text:span></text:p>
      <text:p text:style-name="P4"><text:span text:style-name="Source_20_Text"><text:span text:style-name="T2"><text:s text:c="4"/>headers: {</text:span></text:span></text:p>
      <text:p text:style-name="P4"><text:soft-page-break/><text:span text:style-name="Source_20_Text"><text:span text:style-name="T2"><text:s text:c="6"/>'Content-Type': 'application/json'</text:span></text:span></text:p>
      <text:p text:style-name="P4"><text:span text:style-name="Source_20_Text"><text:span text:style-name="T2"><text:s text:c="4"/>}</text:span></text:span></text:p>
      <text:p text:style-name="P4"><text:span text:style-name="Source_20_Text"><text:span text:style-name="T2"><text:s text:c="2"/>})</text:span></text:span></text:p>
      <text:p text:style-name="P4"><text:span text:style-name="Source_20_Text"><text:span text:style-name="T2"><text:s text:c="2"/>.then(response =&gt; response.json())</text:span></text:span></text:p>
      <text:p text:style-name="P4"><text:span text:style-name="Source_20_Text"><text:span text:style-name="T2"><text:s text:c="2"/>.then(data =&gt; console.log(data))</text:span></text:span></text:p>
      <text:p text:style-name="P4"><text:span text:style-name="Source_20_Text"><text:span text:style-name="T2"><text:s text:c="2"/>.catch(error =&gt; console.error(error));</text:span></text:span></text:p>
      <text:p text:style-name="P3"><text:span text:style-name="Source_20_Text"><text:span text:style-name="T2">});</text:span></text:span></text:p>
      <text:list xml:id="list1082273712" text:style-name="L6">
        <text:list-item>
          <text:p text:style-name="P25"><text:span text:style-name="T2">Dans le code ci-dessus, nous avons utilisé la méthode </text:span><text:span text:style-name="Source_20_Text"><text:span text:style-name="T2">fetch</text:span></text:span><text:span text:style-name="T2"> pour envoyer les données saisies à la base de données MongoDB via une requête POST. Nous avons également utilisé la méthode </text:span><text:span text:style-name="Source_20_Text"><text:span text:style-name="T2">JSON.stringify</text:span></text:span><text:span text:style-name="T2"> pour convertir l'objet de données en JSON avant de l'envoyer.</text:span></text:p>
        </text:list-item>
        <text:list-item>
          <text:p text:style-name="P25"><text:span text:style-name="T2">Du côté serveur, vous devez mettre en place une API pour recevoir les données envoyées par le client et les stocker dans la base de données MongoDB. Voici un exemple de code pour l'API en utilisant Node.js et le package </text:span><text:span text:style-name="Source_20_Text"><text:span text:style-name="T2">mongoose</text:span></text:span><text:span text:style-name="T2">:</text:span></text:p>
        </text:list-item>
      </text:list>
      <text:p text:style-name="P1">javascriptCopy code</text:p>
      <text:p text:style-name="P4"><text:span text:style-name="Source_20_Text"><text:span text:style-name="T2">const express = require('express');</text:span></text:span></text:p>
      <text:p text:style-name="P4"><text:span text:style-name="Source_20_Text"><text:span text:style-name="T2">const mongoose = require('mongoose');</text:span></text:span></text:p>
      <text:p text:style-name="P4"><text:span text:style-name="Source_20_Text"><text:span text:style-name="T2">const bodyParser = require('body-parser');</text:span></text:span></text:p>
      <text:p text:style-name="P4"/>
      <text:p text:style-name="P4"><text:span text:style-name="Source_20_Text"><text:span text:style-name="T2">const app = express();</text:span></text:span></text:p>
      <text:p text:style-name="P4"/>
      <text:p text:style-name="P4"><text:span text:style-name="Source_20_Text"><text:span text:style-name="T2">// Configuration de body-parser pour pouvoir traiter les données envoyées en JSON</text:span></text:span></text:p>
      <text:p text:style-name="P4"><text:span text:style-name="Source_20_Text"><text:span text:style-name="T2">app.use(bodyParser.json());</text:span></text:span></text:p>
      <text:p text:style-name="P4"/>
      <text:p text:style-name="P4"><text:span text:style-name="Source_20_Text"><text:span text:style-name="T2">// Connexion à la base de données MongoDB</text:span></text:span></text:p>
      <text:p text:style-name="P4"><text:span text:style-name="Source_20_Text"><text:span text:style-name="T2">mongoose.connect('mongodb://localhost:27017/mydatabase', { useNewUrlParser: true })</text:span></text:span></text:p>
      <text:p text:style-name="P4"><text:span text:style-name="Source_20_Text"><text:span text:style-name="T2"><text:s text:c="2"/>.then(() =&gt; console.log('Connexion à MongoDB réussie'))</text:span></text:span></text:p>
      <text:p text:style-name="P4"><text:span text:style-name="Source_20_Text"><text:span text:style-name="T2"><text:s text:c="2"/>.catch(error =&gt; console.error(error));</text:span></text:span></text:p>
      <text:p text:style-name="P4"/>
      <text:p text:style-name="P4"><text:span text:style-name="Source_20_Text"><text:span text:style-name="T2">// Définition du schéma pour les données</text:span></text:span></text:p>
      <text:p text:style-name="P4"><text:span text:style-name="Source_20_Text"><text:span text:style-name="T2">const mySchema = new mongoose.Schema({</text:span></text:span></text:p>
      <text:p text:style-name="P4"><text:span text:style-name="Source_20_Text"><text:span text:style-name="T2"><text:s text:c="2"/>name: String,</text:span></text:span></text:p>
      <text:p text:style-name="P4"><text:span text:style-name="Source_20_Text"><text:span text:style-name="T2"><text:s text:c="2"/>email: String</text:span></text:span></text:p>
      <text:p text:style-name="P4"><text:span text:style-name="Source_20_Text"><text:span text:style-name="T2">});</text:span></text:span></text:p>
      <text:p text:style-name="P4"/>
      <text:p text:style-name="P4"><text:span text:style-name="Source_20_Text"><text:span text:style-name="T2">// Définition du modèle pour les données</text:span></text:span></text:p>
      <text:p text:style-name="P4"><text:span text:style-name="Source_20_Text"><text:span text:style-name="T2">const MyModel = mongoose.model('MyModel', mySchema);</text:span></text:span></text:p>
      <text:p text:style-name="P4"/>
      <text:p text:style-name="P4"><text:span text:style-name="Source_20_Text"><text:span text:style-name="T2">// Définition de l'API pour recevoir les données et les stocker dans la base de données</text:span></text:span></text:p>
      <text:p text:style-name="P4"><text:span text:style-name="Source_20_Text"><text:span text:style-name="T2">app.post('/api/data', (req, res) =&gt; {</text:span></text:span></text:p>
      <text:p text:style-name="P4"><text:span text:style-name="Source_20_Text"><text:span text:style-name="T2"><text:s text:c="2"/>const data = req.body;</text:span></text:span></text:p>
      <text:p text:style-name="P4"/>
      <text:p text:style-name="P4"><text:span text:style-name="Source_20_Text"><text:span text:style-name="T2"><text:s text:c="2"/>const myData = new MyModel(data);</text:span></text:span></text:p>
      <text:p text:style-name="P4"/>
      <text:p text:style-name="P4"><text:soft-page-break/><text:span text:style-name="Source_20_Text"><text:span text:style-name="T2"><text:s text:c="2"/>myData.save()</text:span></text:span></text:p>
      <text:p text:style-name="P4"><text:span text:style-name="Source_20_Text"><text:span text:style-name="T2"><text:s text:c="4"/>.then(() =&gt; res.send('Données enregistrées avec succès'))</text:span></text:span></text:p>
      <text:p text:style-name="P3"><text:span text:style-name="Source_20_Text"><text:span text:style-name="T2"><text:s text:c="4"/>.catch(error</text:span></text:span></text:p>
      <text:p text:style-name="P26"><draw:frame draw:style-name="fr1" draw:name="Image3" text:anchor-type="as-char" svg:width="2cm" svg:height="1cm" draw:z-index="0"><draw:image xlink:href="Pictures/1000004E000000000000000024847CA95BB3D8D1.svg" xlink:type="simple" xlink:show="embed" xlink:actuate="onLoad" draw:mime-type="image/svg+xml"/></draw:frame><draw:frame draw:style-name="fr1" draw:name="Image4" text:anchor-type="as-char" svg:width="2cm" svg:height="1cm" draw:z-index="1"><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explique en detail le code du point 2</text:p>
      <text:p text:style-name="P19">Bien sûr, je peux vous expliquer en détail le code que j'ai présenté pour le point 2 de la question.</text:p>
      <text:p text:style-name="P14"><text:span text:style-name="T2">Tout d'abord, nous sélectionnons le formulaire HTML en utilisant </text:span><text:span text:style-name="Source_20_Text"><text:span text:style-name="T2">document.querySelector('form')</text:span></text:span><text:span text:style-name="T2">. Cette méthode renvoie la première instance d'un élément dans le document qui correspond à un sélecteur CSS donné. Dans ce cas, nous sélectionnons l'élément </text:span><text:span text:style-name="Source_20_Text"><text:span text:style-name="T2">&lt;form&gt;</text:span></text:span><text:span text:style-name="T2">.</text:span></text:p>
      <text:p text:style-name="P14"><text:span text:style-name="T2">Nous ajoutons ensuite un gestionnaire d'événements pour l'événement </text:span><text:span text:style-name="Source_20_Text"><text:span text:style-name="T2">submit</text:span></text:span><text:span text:style-name="T2"> du formulaire en utilisant </text:span><text:span text:style-name="Source_20_Text"><text:span text:style-name="T2">form.addEventListener('submit', function(event) {...})</text:span></text:span><text:span text:style-name="T2">. Cela signifie que lorsque l'utilisateur soumet le formulaire, la fonction passée en argument sera exécutée.</text:span></text:p>
      <text:p text:style-name="P14"><text:span text:style-name="T2">Dans la fonction du gestionnaire d'événements, nous appelons </text:span><text:span text:style-name="Source_20_Text"><text:span text:style-name="T2">event.preventDefault()</text:span></text:span><text:span text:style-name="T2"> pour empêcher la page de se recharger lors de la soumission du formulaire. Cela permet d'éviter que les données saisies par l'utilisateur soient perdues.</text:span></text:p>
      <text:p text:style-name="P14"><text:span text:style-name="T2">Ensuite, nous récupérons les données saisies par l'utilisateur à l'aide de </text:span><text:span text:style-name="Source_20_Text"><text:span text:style-name="T2">document.querySelector('#name').value</text:span></text:span><text:span text:style-name="T2"> et </text:span><text:span text:style-name="Source_20_Text"><text:span text:style-name="T2">document.querySelector('#email').value</text:span></text:span><text:span text:style-name="T2">. Ces instructions sélectionnent les champs de formulaire HTML avec les identifiants </text:span><text:span text:style-name="Source_20_Text"><text:span text:style-name="T2">name</text:span></text:span><text:span text:style-name="T2"> et </text:span><text:span text:style-name="Source_20_Text"><text:span text:style-name="T2">email</text:span></text:span><text:span text:style-name="T2"> respectivement, puis récupèrent les valeurs saisies par l'utilisateur.</text:span></text:p>
      <text:p text:style-name="P14"><text:span text:style-name="T2">Nous créons ensuite un objet </text:span><text:span text:style-name="Source_20_Text"><text:span text:style-name="T2">data</text:span></text:span><text:span text:style-name="T2"> qui contient les données saisies par l'utilisateur. Nous utilisons la notation abrégée des objets pour définir les propriétés </text:span><text:span text:style-name="Source_20_Text"><text:span text:style-name="T2">name</text:span></text:span><text:span text:style-name="T2"> et </text:span><text:span text:style-name="Source_20_Text"><text:span text:style-name="T2">email</text:span></text:span><text:span text:style-name="T2"> de l'objet </text:span><text:span text:style-name="Source_20_Text"><text:span text:style-name="T2">data</text:span></text:span><text:span text:style-name="T2">.</text:span></text:p>
      <text:p text:style-name="P14"><text:span text:style-name="T2">Nous utilisons ensuite la méthode </text:span><text:span text:style-name="Source_20_Text"><text:span text:style-name="T2">fetch</text:span></text:span><text:span text:style-name="T2"> pour envoyer les données saisies à la base de données MongoDB via une requête POST. Nous passons l'URL </text:span><text:span text:style-name="Source_20_Text"><text:span text:style-name="T2">/api/data</text:span></text:span><text:span text:style-name="T2"> comme premier argument de </text:span><text:span text:style-name="Source_20_Text"><text:span text:style-name="T2">fetch</text:span></text:span><text:span text:style-name="T2"> pour spécifier l'adresse à laquelle nous envoyons la requête POST.</text:span></text:p>
      <text:p text:style-name="P14"><text:span text:style-name="T2">Nous utilisons la méthode </text:span><text:span text:style-name="Source_20_Text"><text:span text:style-name="T2">JSON.stringify</text:span></text:span><text:span text:style-name="T2"> pour convertir l'objet `</text:span></text:p>
      <text:p text:style-name="P26"><draw:frame draw:style-name="fr1" draw:name="Image5" text:anchor-type="as-char" svg:width="2cm" svg:height="1cm" draw:z-index="2"><draw:image xlink:href="Pictures/1000004E000000000000000024847CA95BB3D8D1.svg" xlink:type="simple" xlink:show="embed" xlink:actuate="onLoad" draw:mime-type="image/svg+xml"/></draw:frame><draw:frame draw:style-name="fr1" draw:name="Image6" text:anchor-type="as-char" svg:width="2cm" svg:height="1cm" draw:z-index="3"><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text:soft-page-break/>tu as choisi des noms pour les differents fichiers ?</text:p>
      <text:p text:style-name="P19">Non, dans mon exemple, je n'ai pas nommé les différents fichiers. Cela dépend du choix de l'utilisateur et de la structure du projet.</text:p>
      <text:p text:style-name="P19">Cependant, en général, voici les noms de fichiers couramment utilisés pour un projet utilisant JavaScript pour le front-end et MongoDB pour le back-end :</text:p>
      <text:list xml:id="list1473119490" text:style-name="L7">
        <text:list-item>
          <text:p text:style-name="P27"><text:span text:style-name="Source_20_Text"><text:span text:style-name="T2">index.html</text:span></text:span><text:span text:style-name="T2"> : le fichier HTML principal contenant la structure de la page web</text:span></text:p>
        </text:list-item>
        <text:list-item>
          <text:p text:style-name="P27"><text:span text:style-name="Source_20_Text"><text:span text:style-name="T2">style.css</text:span></text:span><text:span text:style-name="T2"> : le fichier CSS contenant les styles appliqués à la page web</text:span></text:p>
        </text:list-item>
        <text:list-item>
          <text:p text:style-name="P27"><text:span text:style-name="Source_20_Text"><text:span text:style-name="T2">app.js</text:span></text:span><text:span text:style-name="T2"> : le fichier JavaScript contenant le code pour l'interaction avec l'utilisateur et l'appel de l'API</text:span></text:p>
        </text:list-item>
        <text:list-item>
          <text:p text:style-name="P27"><text:span text:style-name="Source_20_Text"><text:span text:style-name="T2">server.js</text:span></text:span><text:span text:style-name="T2"> : le fichier JavaScript contenant le code pour la gestion du serveur et de la base de données MongoDB</text:span></text:p>
        </text:list-item>
        <text:list-item>
          <text:p text:style-name="P28"><text:span text:style-name="Source_20_Text"><text:span text:style-name="T2">package.json</text:span></text:span><text:span text:style-name="T2"> : le fichier contenant les informations sur le projet, les dépendances et les scripts</text:span></text:p>
        </text:list-item>
      </text:list>
      <text:p text:style-name="P19">Ces noms de fichiers sont des conventions courantes et il est toujours possible de les modifier selon les besoins et la structure du projet.</text:p>
      <text:p text:style-name="P26"><draw:frame draw:style-name="fr1" draw:name="Image7" text:anchor-type="as-char" svg:width="2cm" svg:height="1cm" draw:z-index="4"><draw:image xlink:href="Pictures/1000004E000000000000000024847CA95BB3D8D1.svg" xlink:type="simple" xlink:show="embed" xlink:actuate="onLoad" draw:mime-type="image/svg+xml"/></draw:frame><draw:frame draw:style-name="fr1" draw:name="Image8" text:anchor-type="as-char" svg:width="2cm" svg:height="1cm" draw:z-index="5"><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le package json est a telecharger non ?</text:p>
      <text:p text:style-name="P14"><text:span text:style-name="T2">Non, le fichier </text:span><text:span text:style-name="Source_20_Text"><text:span text:style-name="T2">package.json</text:span></text:span><text:span text:style-name="T2"> n'est pas à télécharger, car il est créé à l'aide de la commande </text:span><text:span text:style-name="Source_20_Text"><text:span text:style-name="T2">npm init</text:span></text:span><text:span text:style-name="T2"> dans le terminal. Cette commande permet de créer un fichier </text:span><text:span text:style-name="Source_20_Text"><text:span text:style-name="T2">package.json</text:span></text:span><text:span text:style-name="T2"> à la racine du projet et de définir des informations sur le projet, telles que le nom, la version, la description, les auteurs, les dépendances et les scripts.</text:span></text:p>
      <text:p text:style-name="P14"><text:span text:style-name="T2">Pour créer un nouveau projet avec </text:span><text:span text:style-name="Source_20_Text"><text:span text:style-name="T2">npm init</text:span></text:span><text:span text:style-name="T2">, vous pouvez exécuter les commandes suivantes dans le terminal :</text:span></text:p>
      <text:list xml:id="list1810638247" text:style-name="L8">
        <text:list-item>
          <text:p text:style-name="P23">Créer un nouveau dossier pour votre projet :</text:p>
          <text:p text:style-name="P2">bashCopy code</text:p>
          <text:p text:style-name="P6"><text:span text:style-name="Source_20_Text"><text:span text:style-name="T2">mkdir nom-du-projet</text:span></text:span></text:p>
          <text:p text:style-name="P5"><text:span text:style-name="Source_20_Text"><text:span text:style-name="T2">cd nom-du-projet</text:span></text:span></text:p>
        </text:list-item>
        <text:list-item>
          <text:p text:style-name="P29"><text:span text:style-name="T2">Initialiser le projet avec </text:span><text:span text:style-name="Source_20_Text"><text:span text:style-name="T2">npm init</text:span></text:span><text:span text:style-name="T2"> :</text:span></text:p>
          <text:p text:style-name="P2">csharpCopy code</text:p>
          <text:p text:style-name="P5"><text:span text:style-name="Source_20_Text"><text:span text:style-name="T2">npm init</text:span></text:span></text:p>
          <text:p text:style-name="P29"><text:soft-page-break/><text:span text:style-name="T2">Cette commande vous guidera dans la création du fichier </text:span><text:span text:style-name="Source_20_Text"><text:span text:style-name="T2">package.json</text:span></text:span><text:span text:style-name="T2">. Vous pouvez appuyer sur Entrée pour accepter les valeurs par défaut ou saisir vos propres valeurs.</text:span></text:p>
        </text:list-item>
      </text:list>
      <text:p text:style-name="P14"><text:span text:style-name="T2">Après avoir créé le fichier </text:span><text:span text:style-name="Source_20_Text"><text:span text:style-name="T2">package.json</text:span></text:span><text:span text:style-name="T2">, vous pouvez ajouter des dépendances à votre projet en utilisant la commande </text:span><text:span text:style-name="Source_20_Text"><text:span text:style-name="T2">npm install nom-de-la-dependance</text:span></text:span><text:span text:style-name="T2">. Par exemple, pour installer le pilote MongoDB pour Node.js, vous pouvez exécuter la commande suivante :</text:span></text:p>
      <text:p text:style-name="P1">Copy code</text:p>
      <text:p text:style-name="P3"><text:span text:style-name="Source_20_Text"><text:span text:style-name="T2">npm install mongodb</text:span></text:span></text:p>
      <text:p text:style-name="P14"><text:span text:style-name="T2">Cette commande téléchargera et installera la dépendance </text:span><text:span text:style-name="Source_20_Text"><text:span text:style-name="T2">mongodb</text:span></text:span><text:span text:style-name="T2"> dans le dossier </text:span><text:span text:style-name="Source_20_Text"><text:span text:style-name="T2">node_modules</text:span></text:span><text:span text:style-name="T2"> de votre projet, et mettra également à jour le fichier </text:span><text:span text:style-name="Source_20_Text"><text:span text:style-name="T2">package.json</text:span></text:span><text:span text:style-name="T2"> avec la nouvelle dépendance.</text:span></text:p>
      <text:p text:style-name="P26"><draw:frame draw:style-name="fr1" draw:name="Image9" text:anchor-type="as-char" svg:width="2cm" svg:height="1cm" draw:z-index="6"><draw:image xlink:href="Pictures/1000004E000000000000000024847CA95BB3D8D1.svg" xlink:type="simple" xlink:show="embed" xlink:actuate="onLoad" draw:mime-type="image/svg+xml"/></draw:frame><draw:frame draw:style-name="fr1" draw:name="Image10" text:anchor-type="as-char" svg:width="2cm" svg:height="1cm" draw:z-index="7"><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on va suivre cette procedure. J'ai donc cree un dossier qui s'appelle FORMULAIREbdd. Dedans j'ai cree les fichiers que tu as donne : app.js, index.html, server.js et style.css. C'est bien dans ce dossier FORMULAIREbdd que j'ouvre le terminal et que j'utilise npm ?</text:p>
      <text:p text:style-name="P14"><text:span text:style-name="T2">Oui, c'est exactement ça. Pour utiliser </text:span><text:span text:style-name="Source_20_Text"><text:span text:style-name="T2">npm</text:span></text:span><text:span text:style-name="T2"> dans votre projet, vous devez ouvrir le terminal dans le dossier </text:span><text:span text:style-name="Source_20_Text"><text:span text:style-name="T2">FORMULAIREbdd</text:span></text:span><text:span text:style-name="T2"> (ouvrir le terminal dans le dossier via le terminal ou en utilisant l'explorateur de fichiers, puis cliquer sur "Ouvrir une fenêtre de terminal ici").</text:span></text:p>
      <text:p text:style-name="P14"><text:span text:style-name="T2">Ensuite, vous pouvez utiliser les commandes </text:span><text:span text:style-name="Source_20_Text"><text:span text:style-name="T2">npm</text:span></text:span><text:span text:style-name="T2"> pour gérer les dépendances de votre projet, comme je l'ai expliqué précédemment.</text:span></text:p>
      <text:p text:style-name="P14"><text:span text:style-name="T2">Il est important de noter que si vous utilisez un éditeur de code comme Visual Studio Code, vous pouvez également ouvrir le terminal directement depuis l'éditeur en utilisant le raccourci clavier </text:span><text:span text:style-name="Source_20_Text"><text:span text:style-name="T2">Ctrl + Shift + ù</text:span></text:span><text:span text:style-name="T2"> sur Windows ou </text:span><text:span text:style-name="Source_20_Text"><text:span text:style-name="T2">Cmd + Shift + ù</text:span></text:span><text:span text:style-name="T2"> sur Mac. Cela ouvrira le terminal dans le dossier actif dans l'éditeur.</text:span></text:p>
      <text:p text:style-name="P26"><draw:frame draw:style-name="fr1" draw:name="Image11" text:anchor-type="as-char" svg:width="2cm" svg:height="1cm" draw:z-index="8"><draw:image xlink:href="Pictures/1000004E000000000000000024847CA95BB3D8D1.svg" xlink:type="simple" xlink:show="embed" xlink:actuate="onLoad" draw:mime-type="image/svg+xml"/></draw:frame><draw:frame draw:style-name="fr1" draw:name="Image12" text:anchor-type="as-char" svg:width="2cm" svg:height="1cm" draw:z-index="9"><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il y a quelque chose a remplir dans les champs du terminal ? package name: (formulairebdd) version: (1.0.0) description: entry point: (app.js) test command: git repository: keywords: author: license: (ISC) About to write to /mnt/nfs/homes/domarion/git_maison_dom/MATCHAtest/FORMULAIREbdd/package.json: { "name": "formulairebdd", "version": "1.0.0", "description": "", "main": "app.js", "scripts": <text:soft-page-break/>{ "test": "echo \"Error: no test specified\" &amp;&amp; exit 1", "start": "node server.js" }, "author": "", "license": "ISC" } </text:p>
      <text:p text:style-name="P14"><text:span text:style-name="T2">Les champs du terminal qui s'affichent lors de l'exécution de la commande </text:span><text:span text:style-name="Source_20_Text"><text:span text:style-name="T2">npm init</text:span></text:span><text:span text:style-name="T2"> sont facultatifs. Ils permettent de définir les informations sur votre projet qui seront stockées dans le fichier </text:span><text:span text:style-name="Source_20_Text"><text:span text:style-name="T2">package.json</text:span></text:span><text:span text:style-name="T2">.</text:span></text:p>
      <text:p text:style-name="P19">Vous pouvez remplir ces champs avec les informations de votre choix. Voici quelques explications sur chaque champ :</text:p>
      <text:list xml:id="list4183181596" text:style-name="L9">
        <text:list-item>
          <text:p text:style-name="P30"><text:span text:style-name="Source_20_Text"><text:span text:style-name="T2">name</text:span></text:span><text:span text:style-name="T2">: le nom de votre projet, par défaut le nom du dossier sera proposé. Vous pouvez le modifier si vous le souhaitez.</text:span></text:p>
        </text:list-item>
        <text:list-item>
          <text:p text:style-name="P30"><text:span text:style-name="Source_20_Text"><text:span text:style-name="T2">version</text:span></text:span><text:span text:style-name="T2">: la version de votre projet, par défaut </text:span><text:span text:style-name="Source_20_Text"><text:span text:style-name="T2">1.0.0</text:span></text:span><text:span text:style-name="T2">. Vous pouvez également la modifier selon vos besoins.</text:span></text:p>
        </text:list-item>
        <text:list-item>
          <text:p text:style-name="P30"><text:span text:style-name="Source_20_Text"><text:span text:style-name="T2">description</text:span></text:span><text:span text:style-name="T2">: une description de votre projet. Vous pouvez saisir une courte description pour décrire votre projet.</text:span></text:p>
        </text:list-item>
        <text:list-item>
          <text:p text:style-name="P30"><text:span text:style-name="Source_20_Text"><text:span text:style-name="T2">entry point</text:span></text:span><text:span text:style-name="T2">: le point d'entrée de votre application, par défaut </text:span><text:span text:style-name="Source_20_Text"><text:span text:style-name="T2">app.js</text:span></text:span><text:span text:style-name="T2">. Dans notre exemple, nous allons utiliser </text:span><text:span text:style-name="Source_20_Text"><text:span text:style-name="T2">app.js</text:span></text:span><text:span text:style-name="T2">, donc nous pouvons laisser la valeur par défaut.</text:span></text:p>
        </text:list-item>
        <text:list-item>
          <text:p text:style-name="P30"><text:span text:style-name="Source_20_Text"><text:span text:style-name="T2">test command</text:span></text:span><text:span text:style-name="T2">: une commande pour exécuter les tests de votre projet. Dans notre exemple, nous n'avons pas de tests, donc nous pouvons laisser la valeur par défaut.</text:span></text:p>
        </text:list-item>
        <text:list-item>
          <text:p text:style-name="P30"><text:span text:style-name="Source_20_Text"><text:span text:style-name="T2">git repository</text:span></text:span><text:span text:style-name="T2">: le lien vers votre repository Git. Si vous utilisez Git pour versionner votre code, vous pouvez saisir le lien vers votre repository.</text:span></text:p>
        </text:list-item>
        <text:list-item>
          <text:p text:style-name="P30"><text:span text:style-name="Source_20_Text"><text:span text:style-name="T2">keywords</text:span></text:span><text:span text:style-name="T2">: des mots-clés pour décrire votre projet. Vous pouvez saisir des mots-clés pour aider les autres développeurs à trouver votre projet plus facilement.</text:span></text:p>
        </text:list-item>
        <text:list-item>
          <text:p text:style-name="P30"><text:span text:style-name="Source_20_Text"><text:span text:style-name="T2">author</text:span></text:span><text:span text:style-name="T2">: votre nom ou le nom de votre organisation.</text:span></text:p>
        </text:list-item>
        <text:list-item>
          <text:p text:style-name="P31"><text:span text:style-name="Source_20_Text"><text:span text:style-name="T2">license</text:span></text:span><text:span text:style-name="T2">: la licence sous laquelle vous publiez votre projet. Par défaut, c'est l'ISC qui est proposé. Si vous ne savez pas quelle licence utiliser, vous pouvez laisser la valeur par défaut.</text:span></text:p>
        </text:list-item>
      </text:list>
      <text:p text:style-name="P14"><text:span text:style-name="T2">Une fois que vous avez rempli les champs qui vous intéressent, vous pouvez appuyer sur </text:span><text:span text:style-name="Source_20_Text"><text:span text:style-name="T2">Enter</text:span></text:span><text:span text:style-name="T2"> pour accepter les valeurs par défaut pour les champs restants. Cela créera le fichier </text:span><text:span text:style-name="Source_20_Text"><text:span text:style-name="T2">package.json</text:span></text:span><text:span text:style-name="T2"> avec les informations que vous avez saisies.</text:span></text:p>
      <text:p text:style-name="P26"><draw:frame draw:style-name="fr1" draw:name="Image13" text:anchor-type="as-char" svg:width="2cm" svg:height="1cm" draw:z-index="10"><draw:image xlink:href="Pictures/1000004E000000000000000024847CA95BB3D8D1.svg" xlink:type="simple" xlink:show="embed" xlink:actuate="onLoad" draw:mime-type="image/svg+xml"/></draw:frame><draw:frame draw:style-name="fr1" draw:name="Image14" text:anchor-type="as-char" svg:width="2cm" svg:height="1cm" draw:z-index="11"><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j'utilise la commande npm install mongodb au meme endroit ?</text:p>
      <text:p text:style-name="P14"><text:span text:style-name="T2">Oui, vous pouvez utiliser la commande </text:span><text:span text:style-name="Source_20_Text"><text:span text:style-name="T2">npm install mongodb</text:span></text:span><text:span text:style-name="T2"> dans le même dossier où vous avez créé le fichier </text:span><text:span text:style-name="Source_20_Text"><text:span text:style-name="T2">package.json</text:span></text:span><text:span text:style-name="T2">. Cette commande va installer le package </text:span><text:soft-page-break/><text:span text:style-name="Source_20_Text"><text:span text:style-name="T2">mongodb</text:span></text:span><text:span text:style-name="T2"> qui vous permettra de communiquer avec votre base de données MongoDB depuis votre application Node.js.</text:span></text:p>
      <text:p text:style-name="P14"><text:span text:style-name="T2">Il est important de noter que lorsque vous exécutez cette commande, </text:span><text:span text:style-name="Source_20_Text"><text:span text:style-name="T2">npm</text:span></text:span><text:span text:style-name="T2"> va télécharger le package </text:span><text:span text:style-name="Source_20_Text"><text:span text:style-name="T2">mongodb</text:span></text:span><text:span text:style-name="T2"> depuis le registre npm et l'installer localement dans votre projet, en ajoutant une entrée pour le package dans le fichier </text:span><text:span text:style-name="Source_20_Text"><text:span text:style-name="T2">package.json</text:span></text:span><text:span text:style-name="T2">.</text:span></text:p>
      <text:p text:style-name="P14"><text:span text:style-name="T2">Par conséquent, assurez-vous d'être dans le dossier racine de votre projet (dans notre exemple, le dossier </text:span><text:span text:style-name="Source_20_Text"><text:span text:style-name="T2">FORMULAIREbdd</text:span></text:span><text:span text:style-name="T2">) lorsque vous exécutez cette commande, afin que le package soit correctement installé dans votre projet et que l'entrée correspondante soit ajoutée au fichier </text:span><text:span text:style-name="Source_20_Text"><text:span text:style-name="T2">package.json</text:span></text:span><text:span text:style-name="T2">.</text:span></text:p>
      <text:p text:style-name="P26"><draw:frame draw:style-name="fr1" draw:name="Image15" text:anchor-type="as-char" svg:width="2cm" svg:height="1cm" draw:z-index="12"><draw:image xlink:href="Pictures/1000004E000000000000000024847CA95BB3D8D1.svg" xlink:type="simple" xlink:show="embed" xlink:actuate="onLoad" draw:mime-type="image/svg+xml"/></draw:frame><draw:frame draw:style-name="fr1" draw:name="Image16" text:anchor-type="as-char" svg:width="2cm" svg:height="1cm" draw:z-index="13"><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c'est fait</text:p>
      <text:p text:style-name="P14"><text:span text:style-name="T2">Très bien, maintenant que le package </text:span><text:span text:style-name="Source_20_Text"><text:span text:style-name="T2">mongodb</text:span></text:span><text:span text:style-name="T2"> est installé dans votre projet, vous pouvez commencer à écrire votre code pour interagir avec votre base de données MongoDB.</text:span></text:p>
      <text:p text:style-name="P14"><text:span text:style-name="T2">Vous pouvez ouvrir le fichier </text:span><text:span text:style-name="Source_20_Text"><text:span text:style-name="T2">app.js</text:span></text:span><text:span text:style-name="T2"> que vous avez créé précédemment et commencer à ajouter du code pour connecter votre application à la base de données et pour enregistrer les données soumises par l'utilisateur.</text:span></text:p>
      <text:p text:style-name="P14"><text:span text:style-name="T2">Tout d'abord, vous devez importer le package </text:span><text:span text:style-name="Source_20_Text"><text:span text:style-name="T2">mongodb</text:span></text:span><text:span text:style-name="T2"> dans votre fichier </text:span><text:span text:style-name="Source_20_Text"><text:span text:style-name="T2">app.js</text:span></text:span><text:span text:style-name="T2">. Pour cela, vous pouvez ajouter la ligne suivante au début de votre fichier :</text:span></text:p>
      <text:p text:style-name="P1">javascriptCopy code</text:p>
      <text:p text:style-name="P3"><text:span text:style-name="Source_20_Text"><text:span text:style-name="T2">const MongoClient = require('mongodb').MongoClient;</text:span></text:span></text:p>
      <text:p text:style-name="P19">Ensuite, vous pouvez écrire le code pour connecter votre application à votre base de données. Voici un exemple de code pour se connecter à une base de données MongoDB qui s'exécute localement sur le port 27017 :</text:p>
      <text:p text:style-name="P1">javascriptCopy code</text:p>
      <text:p text:style-name="P4"><text:span text:style-name="Source_20_Text"><text:span text:style-name="T2">const uri = 'mongodb://localhost:27017'; // l'URL de votre base de données</text:span></text:span></text:p>
      <text:p text:style-name="P4"><text:span text:style-name="Source_20_Text"><text:span text:style-name="T2">const client = new MongoClient(uri, { useNewUrlParser: true, useUnifiedTopology: true }); // initialiser le client MongoDB</text:span></text:span></text:p>
      <text:p text:style-name="P4"/>
      <text:p text:style-name="P4"><text:span text:style-name="Source_20_Text"><text:span text:style-name="T2">client.connect(err =&gt; {</text:span></text:span></text:p>
      <text:p text:style-name="P4"><text:span text:style-name="Source_20_Text"><text:span text:style-name="T2"><text:s text:c="2"/>if (err) {</text:span></text:span></text:p>
      <text:p text:style-name="P4"><text:span text:style-name="Source_20_Text"><text:span text:style-name="T2"><text:s text:c="4"/>console.log('Erreur de connexion à la base de données :', err);</text:span></text:span></text:p>
      <text:p text:style-name="P4"><text:span text:style-name="Source_20_Text"><text:span text:style-name="T2"><text:s text:c="2"/>} else {</text:span></text:span></text:p>
      <text:p text:style-name="P4"><text:span text:style-name="Source_20_Text"><text:span text:style-name="T2"><text:s text:c="4"/>console.log('Connecté à la base de données !');</text:span></text:span></text:p>
      <text:p text:style-name="P4"><text:span text:style-name="Source_20_Text"><text:span text:style-name="T2"><text:s text:c="4"/>// mettre ici le code pour enregistrer les données soumises par l'utilisateur</text:span></text:span></text:p>
      <text:p text:style-name="P4"><text:span text:style-name="Source_20_Text"><text:span text:style-name="T2"><text:s text:c="2"/>}</text:span></text:span></text:p>
      <text:p text:style-name="P3"><text:soft-page-break/><text:span text:style-name="Source_20_Text"><text:span text:style-name="T2">});</text:span></text:span></text:p>
      <text:p text:style-name="P14"><text:span text:style-name="T2">Enfin, vous pouvez ajouter du code pour enregistrer les données soumises par l'utilisateur dans la base de données. Vous pouvez utiliser la méthode </text:span><text:span text:style-name="Source_20_Text"><text:span text:style-name="T2">insertOne()</text:span></text:span><text:span text:style-name="T2"> de la collection MongoDB pour insérer un document dans la base de données. Voici un exemple de code pour enregistrer les données soumises par l'utilisateur :</text:span></text:p>
      <text:p text:style-name="P1">javascriptCopy code</text:p>
      <text:p text:style-name="P4"><text:span text:style-name="Source_20_Text"><text:span text:style-name="T2">const dbName = 'nom-de-votre-base-de-données'; // le nom de votre base de données</text:span></text:span></text:p>
      <text:p text:style-name="P4"><text:span text:style-name="Source_20_Text"><text:span text:style-name="T2">const collectionName = 'nom-de-votre-collection'; // le nom de la collection dans laquelle vous souhaitez enregistrer les données</text:span></text:span></text:p>
      <text:p text:style-name="P4"><text:span text:style-name="Source_20_Text"><text:span text:style-name="T2">const collection = client.db(dbName).collection(collectionName); // obtenir la collection MongoDB correspondante</text:span></text:span></text:p>
      <text:p text:style-name="P4"/>
      <text:p text:style-name="P4"><text:span text:style-name="Source_20_Text"><text:span text:style-name="T2">// mettre ici le code pour récupérer les données soumises par l'utilisateur</text:span></text:span></text:p>
      <text:p text:style-name="P4"><text:span text:style-name="Source_20_Text"><text:span text:style-name="T2">const data = {</text:span></text:span></text:p>
      <text:p text:style-name="P4"><text:span text:style-name="Source_20_Text"><text:span text:style-name="T2"><text:s text:c="2"/>champ1: valeur1,</text:span></text:span></text:p>
      <text:p text:style-name="P4"><text:span text:style-name="Source_20_Text"><text:span text:style-name="T2"><text:s text:c="2"/>champ2: valeur2,</text:span></text:span></text:p>
      <text:p text:style-name="P4"><text:span text:style-name="Source_20_Text"><text:span text:style-name="T2"><text:s text:c="2"/>champ3: valeur3,</text:span></text:span></text:p>
      <text:p text:style-name="P4"><text:span text:style-name="Source_20_Text"><text:span text:style-name="T2"><text:s text:c="2"/>// ...</text:span></text:span></text:p>
      <text:p text:style-name="P4"><text:span text:style-name="Source_20_Text"><text:span text:style-name="T2">};</text:span></text:span></text:p>
      <text:p text:style-name="P4"/>
      <text:p text:style-name="P4"><text:span text:style-name="Source_20_Text"><text:span text:style-name="T2">// insérer le document dans la base de données</text:span></text:span></text:p>
      <text:p text:style-name="P4"><text:span text:style-name="Source_20_Text"><text:span text:style-name="T2">collection.insertOne(data, (err, result) =&gt; {</text:span></text:span></text:p>
      <text:p text:style-name="P4"><text:span text:style-name="Source_20_Text"><text:span text:style-name="T2"><text:s text:c="2"/>if (err) {</text:span></text:span></text:p>
      <text:p text:style-name="P4"><text:span text:style-name="Source_20_Text"><text:span text:style-name="T2"><text:s text:c="4"/>console.log('Erreur lors de l\'insertion du document :', err);</text:span></text:span></text:p>
      <text:p text:style-name="P4"><text:span text:style-name="Source_20_Text"><text:span text:style-name="T2"><text:s text:c="2"/>} else {</text:span></text:span></text:p>
      <text:p text:style-name="P4"><text:span text:style-name="Source_20_Text"><text:span text:style-name="T2"><text:s text:c="4"/>console.log('Document inséré avec succès !');</text:span></text:span></text:p>
      <text:p text:style-name="P4"><text:span text:style-name="Source_20_Text"><text:span text:style-name="T2"><text:s text:c="4"/>// mettre ici le code pour envoyer une réponse au client</text:span></text:span></text:p>
      <text:p text:style-name="P4"><text:span text:style-name="Source_20_Text"><text:span text:style-name="T2"><text:s text:c="2"/>}</text:span></text:span></text:p>
      <text:p text:style-name="P3"><text:span text:style-name="Source_20_Text"><text:span text:style-name="T2">});</text:span></text:span></text:p>
      <text:p text:style-name="P19">C'est un exemple simple pour vous montrer comment enregistrer les données soumises par l'utilisateur dans une base de données MongoDB. Bien entendu, vous pouvez adapter ce code selon vos besoins.</text:p>
      <text:p text:style-name="P26"><draw:frame draw:style-name="fr1" draw:name="Image17" text:anchor-type="as-char" svg:width="2cm" svg:height="1cm" draw:z-index="14"><draw:image xlink:href="Pictures/1000004E000000000000000024847CA95BB3D8D1.svg" xlink:type="simple" xlink:show="embed" xlink:actuate="onLoad" draw:mime-type="image/svg+xml"/></draw:frame><draw:frame draw:style-name="fr1" draw:name="Image18" text:anchor-type="as-char" svg:width="2cm" svg:height="1cm" draw:z-index="15"><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Pour ce projet je n'ai pas le droit d'utiliser mongoose. On va reprendre du debut, tu me donneras le code des fichiers en entier. commencons par le fichier html</text:p>
      <text:p text:style-name="P19">D'accord, voici le code HTML pour votre formulaire :</text:p>
      <text:p text:style-name="P1">htmlCopy code</text:p>
      <text:p text:style-name="P4"><text:span text:style-name="Source_20_Text"><text:span text:style-name="T2">&lt;!DOCTYPE html&gt;</text:span></text:span></text:p>
      <text:p text:style-name="P4"><text:span text:style-name="Source_20_Text"><text:span text:style-name="T2">&lt;html&gt;</text:span></text:span></text:p>
      <text:p text:style-name="P4"><text:span text:style-name="Source_20_Text"><text:span text:style-name="T2">&lt;head&gt;</text:span></text:span></text:p>
      <text:p text:style-name="P4"><text:span text:style-name="Source_20_Text"><text:span text:style-name="T2"><text:s text:c="2"/>&lt;meta charset="utf-8"&gt;</text:span></text:span></text:p>
      <text:p text:style-name="P4"><text:soft-page-break/><text:span text:style-name="Source_20_Text"><text:span text:style-name="T2"><text:s text:c="2"/>&lt;title&gt;Formulaire MongoDB&lt;/title&gt;</text:span></text:span></text:p>
      <text:p text:style-name="P4"><text:span text:style-name="Source_20_Text"><text:span text:style-name="T2"><text:s text:c="2"/>&lt;link rel="stylesheet" type="text/css" href="style.css"&gt;</text:span></text:span></text:p>
      <text:p text:style-name="P4"><text:span text:style-name="Source_20_Text"><text:span text:style-name="T2">&lt;/head&gt;</text:span></text:span></text:p>
      <text:p text:style-name="P4"><text:span text:style-name="Source_20_Text"><text:span text:style-name="T2">&lt;body&gt;</text:span></text:span></text:p>
      <text:p text:style-name="P4"><text:span text:style-name="Source_20_Text"><text:span text:style-name="T2"><text:s text:c="2"/>&lt;h1&gt;Formulaire MongoDB&lt;/h1&gt;</text:span></text:span></text:p>
      <text:p text:style-name="P4"><text:span text:style-name="Source_20_Text"><text:span text:style-name="T2"><text:s text:c="2"/>&lt;form&gt;</text:span></text:span></text:p>
      <text:p text:style-name="P4"><text:span text:style-name="Source_20_Text"><text:span text:style-name="T2"><text:s text:c="4"/>&lt;label for="nom"&gt;Nom :&lt;/label&gt;</text:span></text:span></text:p>
      <text:p text:style-name="P4"><text:span text:style-name="Source_20_Text"><text:span text:style-name="T2"><text:s text:c="4"/>&lt;input type="text" id="nom" name="nom" required&gt;&lt;br&gt;</text:span></text:span></text:p>
      <text:p text:style-name="P4"/>
      <text:p text:style-name="P4"><text:span text:style-name="Source_20_Text"><text:span text:style-name="T2"><text:s text:c="4"/>&lt;label for="prenom"&gt;Prénom :&lt;/label&gt;</text:span></text:span></text:p>
      <text:p text:style-name="P4"><text:span text:style-name="Source_20_Text"><text:span text:style-name="T2"><text:s text:c="4"/>&lt;input type="text" id="prenom" name="prenom" required&gt;&lt;br&gt;</text:span></text:span></text:p>
      <text:p text:style-name="P4"/>
      <text:p text:style-name="P4"><text:span text:style-name="Source_20_Text"><text:span text:style-name="T2"><text:s text:c="4"/>&lt;label for="email"&gt;Email :&lt;/label&gt;</text:span></text:span></text:p>
      <text:p text:style-name="P4"><text:span text:style-name="Source_20_Text"><text:span text:style-name="T2"><text:s text:c="4"/>&lt;input type="email" id="email" name="email" required&gt;&lt;br&gt;</text:span></text:span></text:p>
      <text:p text:style-name="P4"/>
      <text:p text:style-name="P4"><text:span text:style-name="Source_20_Text"><text:span text:style-name="T2"><text:s text:c="4"/>&lt;label for="telephone"&gt;Téléphone :&lt;/label&gt;</text:span></text:span></text:p>
      <text:p text:style-name="P4"><text:span text:style-name="Source_20_Text"><text:span text:style-name="T2"><text:s text:c="4"/>&lt;input type="tel" id="telephone" name="telephone" required&gt;&lt;br&gt;</text:span></text:span></text:p>
      <text:p text:style-name="P4"/>
      <text:p text:style-name="P4"><text:span text:style-name="Source_20_Text"><text:span text:style-name="T2"><text:s text:c="4"/>&lt;input type="submit" value="Envoyer" onclick="envoyerFormulaire()"&gt;</text:span></text:span></text:p>
      <text:p text:style-name="P4"><text:span text:style-name="Source_20_Text"><text:span text:style-name="T2"><text:s text:c="2"/>&lt;/form&gt;</text:span></text:span></text:p>
      <text:p text:style-name="P4"/>
      <text:p text:style-name="P4"><text:span text:style-name="Source_20_Text"><text:span text:style-name="T2"><text:s text:c="2"/>&lt;script src="app.js"&gt;&lt;/script&gt;</text:span></text:span></text:p>
      <text:p text:style-name="P4"><text:span text:style-name="Source_20_Text"><text:span text:style-name="T2">&lt;/body&gt;</text:span></text:span></text:p>
      <text:p text:style-name="P3"><text:span text:style-name="Source_20_Text"><text:span text:style-name="T2">&lt;/html&gt;</text:span></text:span></text:p>
      <text:p text:style-name="P14"><text:span text:style-name="T2">Ce code HTML crée un formulaire qui permet à l'utilisateur de saisir son nom, son prénom, son email et son numéro de téléphone. Lorsque l'utilisateur soumet le formulaire, la fonction </text:span><text:span text:style-name="Source_20_Text"><text:span text:style-name="T2">envoyerFormulaire()</text:span></text:span><text:span text:style-name="T2"> sera appelée. Cette fonction est définie dans le fichier </text:span><text:span text:style-name="Source_20_Text"><text:span text:style-name="T2">app.js</text:span></text:span><text:span text:style-name="T2"> que nous allons écrire dans la prochaine étape.</text:span></text:p>
      <text:p text:style-name="P14"><text:span text:style-name="T2">Notez également que nous avons ajouté un lien vers un fichier CSS appelé </text:span><text:span text:style-name="Source_20_Text"><text:span text:style-name="T2">style.css</text:span></text:span><text:span text:style-name="T2">. Vous pouvez utiliser ce fichier pour styliser votre formulaire si vous le souhaitez.</text:span></text:p>
      <text:p text:style-name="P26"><draw:frame draw:style-name="fr1" draw:name="Image19" text:anchor-type="as-char" svg:width="2cm" svg:height="1cm" draw:z-index="16"><draw:image xlink:href="Pictures/1000004E000000000000000024847CA95BB3D8D1.svg" xlink:type="simple" xlink:show="embed" xlink:actuate="onLoad" draw:mime-type="image/svg+xml"/></draw:frame><draw:frame draw:style-name="fr1" draw:name="Image20" text:anchor-type="as-char" svg:width="2cm" svg:height="1cm" draw:z-index="17"><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coment met on des commentaires en html deja ?</text:p>
      <text:p text:style-name="P14"><text:span text:style-name="T2">En HTML, les commentaires sont délimités par les balises </text:span><text:span text:style-name="Source_20_Text"><text:span text:style-name="T2">&lt;!--</text:span></text:span><text:span text:style-name="T2"> et </text:span><text:span text:style-name="Source_20_Text"><text:span text:style-name="T2">--&gt;</text:span></text:span><text:span text:style-name="T2">. Tout ce qui se trouve entre ces balises est considéré comme un commentaire et sera ignoré par le navigateur.</text:span></text:p>
      <text:p text:style-name="P19">Voici un exemple de commentaires en HTML :</text:p>
      <text:p text:style-name="P1">htmlCopy code</text:p>
      <text:p text:style-name="P3"><text:span text:style-name="Source_20_Text"><text:span text:style-name="T2">&lt;!-- Ceci est un commentaire en HTML --&gt;</text:span></text:span></text:p>
      <text:p text:style-name="P19">Notez que les commentaires ne sont pas affichés dans la page web résultante, ils servent seulement à laisser des notes pour les développeurs.</text:p>
      <text:p text:style-name="P26"><text:soft-page-break/><draw:frame draw:style-name="fr1" draw:name="Image21" text:anchor-type="as-char" svg:width="2cm" svg:height="1cm" draw:z-index="18"><draw:image xlink:href="Pictures/1000004E000000000000000024847CA95BB3D8D1.svg" xlink:type="simple" xlink:show="embed" xlink:actuate="onLoad" draw:mime-type="image/svg+xml"/></draw:frame><draw:frame draw:style-name="fr1" draw:name="Image22" text:anchor-type="as-char" svg:width="2cm" svg:height="1cm" draw:z-index="19"><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maintenant donne le code du fichier app.js</text:p>
      <text:p text:style-name="P14"><text:span text:style-name="T2">Voici le code du fichier </text:span><text:span text:style-name="Source_20_Text"><text:span text:style-name="T2">app.js</text:span></text:span><text:span text:style-name="T2"> :</text:span></text:p>
      <text:p text:style-name="P1">javascriptCopy code</text:p>
      <text:p text:style-name="P4"><text:span text:style-name="Source_20_Text"><text:span text:style-name="T2">function envoyerFormulaire() {</text:span></text:span></text:p>
      <text:p text:style-name="P4"><text:span text:style-name="Source_20_Text"><text:span text:style-name="T2"><text:s text:c="2"/>// Récupération des valeurs du formulaire</text:span></text:span></text:p>
      <text:p text:style-name="P4"><text:span text:style-name="Source_20_Text"><text:span text:style-name="T2"><text:s text:c="2"/>const nom = document.getElementById("nom").value;</text:span></text:span></text:p>
      <text:p text:style-name="P4"><text:span text:style-name="Source_20_Text"><text:span text:style-name="T2"><text:s text:c="2"/>const prenom = document.getElementById("prenom").value;</text:span></text:span></text:p>
      <text:p text:style-name="P4"><text:span text:style-name="Source_20_Text"><text:span text:style-name="T2"><text:s text:c="2"/>const email = document.getElementById("email").value;</text:span></text:span></text:p>
      <text:p text:style-name="P4"><text:span text:style-name="Source_20_Text"><text:span text:style-name="T2"><text:s text:c="2"/>const telephone = document.getElementById("telephone").value;</text:span></text:span></text:p>
      <text:p text:style-name="P4"/>
      <text:p text:style-name="P4"><text:span text:style-name="Source_20_Text"><text:span text:style-name="T2"><text:s text:c="2"/>// Envoi des données à la base de données MongoDB</text:span></text:span></text:p>
      <text:p text:style-name="P4"><text:span text:style-name="Source_20_Text"><text:span text:style-name="T2"><text:s text:c="2"/>const xhttp = new XMLHttpRequest();</text:span></text:span></text:p>
      <text:p text:style-name="P4"><text:span text:style-name="Source_20_Text"><text:span text:style-name="T2"><text:s text:c="2"/>xhttp.open("POST", "/api/formulaire", true);</text:span></text:span></text:p>
      <text:p text:style-name="P4"><text:span text:style-name="Source_20_Text"><text:span text:style-name="T2"><text:s text:c="2"/>xhttp.setRequestHeader("Content-Type", "application/json;charset=UTF-8");</text:span></text:span></text:p>
      <text:p text:style-name="P4"><text:span text:style-name="Source_20_Text"><text:span text:style-name="T2"><text:s text:c="2"/>xhttp.send(JSON.stringify({ nom, prenom, email, telephone }));</text:span></text:span></text:p>
      <text:p text:style-name="P4"/>
      <text:p text:style-name="P4"><text:span text:style-name="Source_20_Text"><text:span text:style-name="T2"><text:s text:c="2"/>// Affichage d'un message de confirmation</text:span></text:span></text:p>
      <text:p text:style-name="P4"><text:span text:style-name="Source_20_Text"><text:span text:style-name="T2"><text:s text:c="2"/>alert("Formulaire envoyé !");</text:span></text:span></text:p>
      <text:p text:style-name="P3"><text:span text:style-name="Source_20_Text"><text:span text:style-name="T2">}</text:span></text:span></text:p>
      <text:p text:style-name="P14"><text:span text:style-name="T2">Ce code définit une fonction appelée </text:span><text:span text:style-name="Source_20_Text"><text:span text:style-name="T2">envoyerFormulaire()</text:span></text:span><text:span text:style-name="T2"> qui est appelée lorsque l'utilisateur soumet le formulaire en cliquant sur le bouton "Envoyer". Cette fonction récupère les valeurs saisies par l'utilisateur dans les champs du formulaire, puis envoie ces données à un serveur Node.js qui va les stocker dans une base de données MongoDB.</text:span></text:p>
      <text:p text:style-name="P14"><text:span text:style-name="T2">Pour envoyer les données à notre serveur, nous utilisons un objet </text:span><text:span text:style-name="Source_20_Text"><text:span text:style-name="T2">XMLHttpRequest</text:span></text:span><text:span text:style-name="T2"> qui permet de faire des requêtes HTTP asynchrones en JavaScript. Nous envoyons les données en tant que JSON en définissant l'en-tête </text:span><text:span text:style-name="Source_20_Text"><text:span text:style-name="T2">Content-Type</text:span></text:span><text:span text:style-name="T2"> à </text:span><text:span text:style-name="Source_20_Text"><text:span text:style-name="T2">"application/json;charset=UTF-8"</text:span></text:span><text:span text:style-name="T2">. Nous affichons également un message de confirmation en utilisant la fonction </text:span><text:span text:style-name="Source_20_Text"><text:span text:style-name="T2">alert()</text:span></text:span><text:span text:style-name="T2">.</text:span></text:p>
      <text:p text:style-name="P14"><text:span text:style-name="T2">Notez que nous devrons également écrire le code du serveur Node.js qui va gérer les requêtes POST à l'URL </text:span><text:span text:style-name="Source_20_Text"><text:span text:style-name="T2">/api/formulaire</text:span></text:span><text:span text:style-name="T2">. Nous allons écrire ce code dans le fichier </text:span><text:span text:style-name="Source_20_Text"><text:span text:style-name="T2">server.js</text:span></text:span><text:span text:style-name="T2"> que nous verrons dans la prochaine étape.</text:span></text:p>
      <text:p text:style-name="P26"><draw:frame draw:style-name="fr1" draw:name="Image23" text:anchor-type="as-char" svg:width="2cm" svg:height="1cm" draw:z-index="20"><draw:image xlink:href="Pictures/1000004E000000000000000024847CA95BB3D8D1.svg" xlink:type="simple" xlink:show="embed" xlink:actuate="onLoad" draw:mime-type="image/svg+xml"/></draw:frame><draw:frame draw:style-name="fr1" draw:name="Image24" text:anchor-type="as-char" svg:width="2cm" svg:height="1cm" draw:z-index="21"><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Passons au fichier server.js</text:p>
      <text:p text:style-name="P14"><text:span text:style-name="T2">Voici le code du fichier </text:span><text:span text:style-name="Source_20_Text"><text:span text:style-name="T2">server.js</text:span></text:span><text:span text:style-name="T2"> :</text:span></text:p>
      <text:p text:style-name="P1">javascriptCopy code</text:p>
      <text:p text:style-name="P4"><text:span text:style-name="Source_20_Text"><text:span text:style-name="T2">const express = require("express");</text:span></text:span></text:p>
      <text:p text:style-name="P4"><text:soft-page-break/><text:span text:style-name="Source_20_Text"><text:span text:style-name="T2">const bodyParser = require("body-parser");</text:span></text:span></text:p>
      <text:p text:style-name="P4"><text:span text:style-name="Source_20_Text"><text:span text:style-name="T2">const MongoClient = require("mongodb").MongoClient;</text:span></text:span></text:p>
      <text:p text:style-name="P4"/>
      <text:p text:style-name="P4"><text:span text:style-name="Source_20_Text"><text:span text:style-name="T2">const app = express();</text:span></text:span></text:p>
      <text:p text:style-name="P4"><text:span text:style-name="Source_20_Text"><text:span text:style-name="T2">const port = 3000;</text:span></text:span></text:p>
      <text:p text:style-name="P4"/>
      <text:p text:style-name="P4"><text:span text:style-name="Source_20_Text"><text:span text:style-name="T2">app.use(bodyParser.json());</text:span></text:span></text:p>
      <text:p text:style-name="P4"><text:span text:style-name="Source_20_Text"><text:span text:style-name="T2">app.use(bodyParser.urlencoded({ extended: true }));</text:span></text:span></text:p>
      <text:p text:style-name="P4"/>
      <text:p text:style-name="P4"><text:span text:style-name="Source_20_Text"><text:span text:style-name="T2">// URL de connexion à la base de données MongoDB</text:span></text:span></text:p>
      <text:p text:style-name="P4"><text:span text:style-name="Source_20_Text"><text:span text:style-name="T2">const url = "mongodb://localhost:27017/formulairebdd";</text:span></text:span></text:p>
      <text:p text:style-name="P4"/>
      <text:p text:style-name="P4"><text:span text:style-name="Source_20_Text"><text:span text:style-name="T2">// Middleware pour gérer les requêtes POST à l'URL /api/formulaire</text:span></text:span></text:p>
      <text:p text:style-name="P4"><text:span text:style-name="Source_20_Text"><text:span text:style-name="T2">app.post("/api/formulaire", (req, res) =&gt; {</text:span></text:span></text:p>
      <text:p text:style-name="P4"><text:span text:style-name="Source_20_Text"><text:span text:style-name="T2"><text:s text:c="2"/>// Connexion à la base de données MongoDB</text:span></text:span></text:p>
      <text:p text:style-name="P4"><text:span text:style-name="Source_20_Text"><text:span text:style-name="T2"><text:s text:c="2"/>MongoClient.connect(url, (err, client) =&gt; {</text:span></text:span></text:p>
      <text:p text:style-name="P4"><text:span text:style-name="Source_20_Text"><text:span text:style-name="T2"><text:s text:c="4"/>if (err) throw err;</text:span></text:span></text:p>
      <text:p text:style-name="P4"/>
      <text:p text:style-name="P4"><text:span text:style-name="Source_20_Text"><text:span text:style-name="T2"><text:s text:c="4"/>// Récupération de la collection "formulaire"</text:span></text:span></text:p>
      <text:p text:style-name="P4"><text:span text:style-name="Source_20_Text"><text:span text:style-name="T2"><text:s text:c="4"/>const db = client.db("formulairebdd");</text:span></text:span></text:p>
      <text:p text:style-name="P4"><text:span text:style-name="Source_20_Text"><text:span text:style-name="T2"><text:s text:c="4"/>const collection = db.collection("formulaire");</text:span></text:span></text:p>
      <text:p text:style-name="P4"/>
      <text:p text:style-name="P4"><text:span text:style-name="Source_20_Text"><text:span text:style-name="T2"><text:s text:c="4"/>// Insertion des données du formulaire dans la base de données</text:span></text:span></text:p>
      <text:p text:style-name="P4"><text:span text:style-name="Source_20_Text"><text:span text:style-name="T2"><text:s text:c="4"/>collection.insertOne(req.body, (err, result) =&gt; {</text:span></text:span></text:p>
      <text:p text:style-name="P4"><text:span text:style-name="Source_20_Text"><text:span text:style-name="T2"><text:s text:c="6"/>if (err) throw err;</text:span></text:span></text:p>
      <text:p text:style-name="P4"/>
      <text:p text:style-name="P4"><text:span text:style-name="Source_20_Text"><text:span text:style-name="T2"><text:s text:c="6"/>// Fermeture de la connexion à la base de données</text:span></text:span></text:p>
      <text:p text:style-name="P4"><text:span text:style-name="Source_20_Text"><text:span text:style-name="T2"><text:s text:c="6"/>client.close();</text:span></text:span></text:p>
      <text:p text:style-name="P4"/>
      <text:p text:style-name="P4"><text:span text:style-name="Source_20_Text"><text:span text:style-name="T2"><text:s text:c="6"/>// Envoi d'une réponse HTTP 200 OK</text:span></text:span></text:p>
      <text:p text:style-name="P4"><text:span text:style-name="Source_20_Text"><text:span text:style-name="T2"><text:s text:c="6"/>res.sendStatus(200);</text:span></text:span></text:p>
      <text:p text:style-name="P4"><text:span text:style-name="Source_20_Text"><text:span text:style-name="T2"><text:s text:c="4"/>});</text:span></text:span></text:p>
      <text:p text:style-name="P4"><text:span text:style-name="Source_20_Text"><text:span text:style-name="T2"><text:s text:c="2"/>});</text:span></text:span></text:p>
      <text:p text:style-name="P4"><text:span text:style-name="Source_20_Text"><text:span text:style-name="T2">});</text:span></text:span></text:p>
      <text:p text:style-name="P4"/>
      <text:p text:style-name="P4"><text:span text:style-name="Source_20_Text"><text:span text:style-name="T2">// Démarrage du serveur Node.js</text:span></text:span></text:p>
      <text:p text:style-name="P4"><text:span text:style-name="Source_20_Text"><text:span text:style-name="T2">app.listen(port, () =&gt; {</text:span></text:span></text:p>
      <text:p text:style-name="P4"><text:span text:style-name="Source_20_Text"><text:span text:style-name="T2"><text:s text:c="2"/>console.log(`Serveur démarré sur le port ${port}`);</text:span></text:span></text:p>
      <text:p text:style-name="P3"><text:span text:style-name="Source_20_Text"><text:span text:style-name="T2">});</text:span></text:span></text:p>
      <text:p text:style-name="P14"><text:span text:style-name="T2">Ce code définit un serveur Node.js qui écoute les requêtes HTTP sur le port </text:span><text:span text:style-name="Source_20_Text"><text:span text:style-name="T2">3000</text:span></text:span><text:span text:style-name="T2">. Lorsque le serveur reçoit une requête POST à l'URL </text:span><text:span text:style-name="Source_20_Text"><text:span text:style-name="T2">/api/formulaire</text:span></text:span><text:span text:style-name="T2">, il se connecte à la base de données MongoDB et insère les données du formulaire dans la collection </text:span><text:span text:style-name="Source_20_Text"><text:span text:style-name="T2">"formulaire"</text:span></text:span><text:span text:style-name="T2">. Une fois l'insertion terminée, le serveur envoie une réponse HTTP 200 OK au client.</text:span></text:p>
      <text:p text:style-name="P14"><text:span text:style-name="T2">Nous utilisons le module </text:span><text:span text:style-name="Source_20_Text"><text:span text:style-name="T2">express</text:span></text:span><text:span text:style-name="T2"> pour créer notre application Node.js. Nous utilisons également le module </text:span><text:span text:style-name="Source_20_Text"><text:span text:style-name="T2">body-parser</text:span></text:span><text:span text:style-name="T2"> pour pouvoir récupérer les données envoyées en JSON dans les requêtes HTTP POST.</text:span></text:p>
      <text:p text:style-name="P14"><text:soft-page-break/><text:span text:style-name="T2">Notez que nous avons défini l'URL de connexion à la base de données MongoDB dans la variable </text:span><text:span text:style-name="Source_20_Text"><text:span text:style-name="T2">url</text:span></text:span><text:span text:style-name="T2">. Cette URL utilise l'hôte </text:span><text:span text:style-name="Source_20_Text"><text:span text:style-name="T2">localhost</text:span></text:span><text:span text:style-name="T2">, le port </text:span><text:span text:style-name="Source_20_Text"><text:span text:style-name="T2">27017</text:span></text:span><text:span text:style-name="T2"> (par défaut pour MongoDB) et le nom de la base de données </text:span><text:span text:style-name="Source_20_Text"><text:span text:style-name="T2">formulairebdd</text:span></text:span><text:span text:style-name="T2">. Nous avons également défini le nom de la collection qui va stocker les données du formulaire (</text:span><text:span text:style-name="Source_20_Text"><text:span text:style-name="T2">"formulaire"</text:span></text:span><text:span text:style-name="T2">).</text:span></text:p>
      <text:p text:style-name="P19">Assurez-vous d'avoir lancé votre instance MongoDB avant de lancer le serveur Node.js.</text:p>
      <text:p text:style-name="P26"><draw:frame draw:style-name="fr1" draw:name="Image25" text:anchor-type="as-char" svg:width="2cm" svg:height="1cm" draw:z-index="22"><draw:image xlink:href="Pictures/1000004E000000000000000024847CA95BB3D8D1.svg" xlink:type="simple" xlink:show="embed" xlink:actuate="onLoad" draw:mime-type="image/svg+xml"/></draw:frame><draw:frame draw:style-name="fr1" draw:name="Image26" text:anchor-type="as-char" svg:width="2cm" svg:height="1cm" draw:z-index="23"><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comment lance t on l'instance MongoDB ?</text:p>
      <text:p text:style-name="P14"><text:span text:style-name="T2">Pour lancer une instance MongoDB, vous devez utiliser le programme </text:span><text:span text:style-name="Source_20_Text"><text:span text:style-name="T2">mongod</text:span></text:span><text:span text:style-name="T2">. Ce programme doit être installé sur votre ordinateur et doit être disponible dans votre </text:span><text:span text:style-name="Source_20_Text"><text:span text:style-name="T2">PATH</text:span></text:span><text:span text:style-name="T2">.</text:span></text:p>
      <text:p text:style-name="P19">Pour lancer une instance MongoDB, vous pouvez ouvrir un terminal et exécuter la commande suivante :</text:p>
      <text:p text:style-name="P1">Copy code</text:p>
      <text:p text:style-name="P3"><text:span text:style-name="Source_20_Text"><text:span text:style-name="T2">mongod</text:span></text:span></text:p>
      <text:p text:style-name="P14"><text:span text:style-name="T2">Cela lancera une instance MongoDB qui écoute sur le port par défaut (</text:span><text:span text:style-name="Source_20_Text"><text:span text:style-name="T2">27017</text:span></text:span><text:span text:style-name="T2">) et stocke les données dans le répertoire par défaut (</text:span><text:span text:style-name="Source_20_Text"><text:span text:style-name="T2">/data/db</text:span></text:span><text:span text:style-name="T2"> sur Linux et macOS, </text:span><text:span text:style-name="Source_20_Text"><text:span text:style-name="T2">C:\data\db</text:span></text:span><text:span text:style-name="T2"> sur Windows).</text:span></text:p>
      <text:p text:style-name="P14"><text:span text:style-name="T2">Si vous souhaitez spécifier un autre port ou un autre répertoire de données, vous pouvez utiliser les options </text:span><text:span text:style-name="Source_20_Text"><text:span text:style-name="T2">--port</text:span></text:span><text:span text:style-name="T2"> et </text:span><text:span text:style-name="Source_20_Text"><text:span text:style-name="T2">--dbpath</text:span></text:span><text:span text:style-name="T2">. Par exemple :</text:span></text:p>
      <text:p text:style-name="P1">cssCopy code</text:p>
      <text:p text:style-name="P3"><text:span text:style-name="Source_20_Text"><text:span text:style-name="T2">mongod --port 12345 --dbpath /var/lib/mongodb</text:span></text:span></text:p>
      <text:p text:style-name="P14"><text:span text:style-name="T2">Cela lancera une instance MongoDB qui écoute sur le port </text:span><text:span text:style-name="Source_20_Text"><text:span text:style-name="T2">12345</text:span></text:span><text:span text:style-name="T2"> et stocke les données dans le répertoire </text:span><text:span text:style-name="Source_20_Text"><text:span text:style-name="T2">/var/lib/mongodb</text:span></text:span><text:span text:style-name="T2">.</text:span></text:p>
      <text:p text:style-name="P26"><draw:frame draw:style-name="fr1" draw:name="Image27" text:anchor-type="as-char" svg:width="2cm" svg:height="1cm" draw:z-index="24"><draw:image xlink:href="Pictures/1000004E000000000000000024847CA95BB3D8D1.svg" xlink:type="simple" xlink:show="embed" xlink:actuate="onLoad" draw:mime-type="image/svg+xml"/></draw:frame><draw:frame draw:style-name="fr1" draw:name="Image28" text:anchor-type="as-char" svg:width="2cm" svg:height="1cm" draw:z-index="25"><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Je suis sur linux pour ce projet</text:p>
      <text:p text:style-name="P19">Dans ce cas, pour lancer l'instance MongoDB sur Linux, vous pouvez suivre les étapes suivantes :</text:p>
      <text:list xml:id="list2970784859" text:style-name="L10">
        <text:list-item>
          <text:p text:style-name="P24">Ouvrir un terminal.</text:p>
        </text:list-item>
        <text:list-item>
          <text:p text:style-name="P32"><text:span text:style-name="T2">Si le programme </text:span><text:span text:style-name="Source_20_Text"><text:span text:style-name="T2">mongod</text:span></text:span><text:span text:style-name="T2"> n'est pas dans votre </text:span><text:span text:style-name="Source_20_Text"><text:span text:style-name="T2">PATH</text:span></text:span><text:span text:style-name="T2">, vous pouvez naviguer vers le répertoire où il est installé. Par exemple, si vous avez installé MongoDB dans </text:span><text:span text:style-name="Source_20_Text"><text:span text:style-name="T2">/usr/local/mongodb</text:span></text:span><text:span text:style-name="T2">, vous pouvez exécuter la commande suivante pour naviguer vers ce répertoire :</text:span></text:p>
        </text:list-item>
      </text:list>
      <text:p text:style-name="P1"><text:soft-page-break/>bashCopy code</text:p>
      <text:p text:style-name="P3"><text:span text:style-name="Source_20_Text"><text:span text:style-name="T2">cd /usr/local/mongodb/bin</text:span></text:span></text:p>
      <text:list xml:id="list4011889337" text:style-name="L11">
        <text:list-item>
          <text:p text:style-name="P33"><text:span text:style-name="T2">Une fois dans le répertoire contenant le programme </text:span><text:span text:style-name="Source_20_Text"><text:span text:style-name="T2">mongod</text:span></text:span><text:span text:style-name="T2">, vous pouvez lancer l'instance MongoDB en exécutant la commande suivante :</text:span></text:p>
        </text:list-item>
      </text:list>
      <text:p text:style-name="P1">bashCopy code</text:p>
      <text:p text:style-name="P3"><text:span text:style-name="Source_20_Text"><text:span text:style-name="T2">./mongod</text:span></text:span></text:p>
      <text:p text:style-name="P14"><text:span text:style-name="T2">Cela lancera l'instance MongoDB qui écoute sur le port par défaut (</text:span><text:span text:style-name="Source_20_Text"><text:span text:style-name="T2">27017</text:span></text:span><text:span text:style-name="T2">) et stocke les données dans le répertoire par défaut (</text:span><text:span text:style-name="Source_20_Text"><text:span text:style-name="T2">/data/db</text:span></text:span><text:span text:style-name="T2">).</text:span></text:p>
      <text:p text:style-name="P14"><text:span text:style-name="T2">Si vous souhaitez spécifier un autre port ou un autre répertoire de données, vous pouvez utiliser les options </text:span><text:span text:style-name="Source_20_Text"><text:span text:style-name="T2">--port</text:span></text:span><text:span text:style-name="T2"> et </text:span><text:span text:style-name="Source_20_Text"><text:span text:style-name="T2">--dbpath</text:span></text:span><text:span text:style-name="T2">. Par exemple :</text:span></text:p>
      <text:p text:style-name="P1">cssCopy code</text:p>
      <text:p text:style-name="P3"><text:span text:style-name="Source_20_Text"><text:span text:style-name="T2">./mongod --port 12345 --dbpath /var/lib/mongodb</text:span></text:span></text:p>
      <text:p text:style-name="P14"><text:span text:style-name="T2">Cela lancera une instance MongoDB qui écoute sur le port </text:span><text:span text:style-name="Source_20_Text"><text:span text:style-name="T2">12345</text:span></text:span><text:span text:style-name="T2"> et stocke les données dans le répertoire </text:span><text:span text:style-name="Source_20_Text"><text:span text:style-name="T2">/var/lib/mongodb</text:span></text:span><text:span text:style-name="T2">.</text:span></text:p>
      <text:p text:style-name="P26"><draw:frame draw:style-name="fr1" draw:name="Image29" text:anchor-type="as-char" svg:width="2cm" svg:height="1cm" draw:z-index="26"><draw:image xlink:href="Pictures/1000004E000000000000000024847CA95BB3D8D1.svg" xlink:type="simple" xlink:show="embed" xlink:actuate="onLoad" draw:mime-type="image/svg+xml"/></draw:frame><draw:frame draw:style-name="fr1" draw:name="Image30" text:anchor-type="as-char" svg:width="2cm" svg:height="1cm" draw:z-index="27"><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il se trouve dans le package que tu m'as fait installer ? lors de l'etape npm install mongodb ou je me trompe ?</text:p>
      <text:p text:style-name="P14"><text:span text:style-name="T2">La commande </text:span><text:span text:style-name="Source_20_Text"><text:span text:style-name="T2">npm install mongodb</text:span></text:span><text:span text:style-name="T2"> installe le package MongoDB pour Node.js, mais elle n'installe pas le programme </text:span><text:span text:style-name="Source_20_Text"><text:span text:style-name="T2">mongod</text:span></text:span><text:span text:style-name="T2"> qui est le serveur de base de données MongoDB.</text:span></text:p>
      <text:p text:style-name="P14"><text:span text:style-name="T2">Pour installer MongoDB sur Linux, vous pouvez suivre les instructions d'installation officielles disponibles sur le site web de MongoDB : </text:span><text:a xlink:type="simple" xlink:href="https://docs.mongodb.com/manual/tutorial/install-mongodb-on-ubuntu/" office:target-frame-name="_new" xlink:show="replace" text:style-name="Internet_20_link" text:visited-style-name="Visited_20_Internet_20_Link"><text:span text:style-name="T2">https://docs.mongodb.com/manual/tutorial/install-mongodb-on-ubuntu/</text:span></text:a></text:p>
      <text:p text:style-name="P14"><text:span text:style-name="T2">Une fois que vous avez installé MongoDB, vous pouvez lancer l'instance MongoDB en exécutant la commande </text:span><text:span text:style-name="Source_20_Text"><text:span text:style-name="T2">mongod</text:span></text:span><text:span text:style-name="T2"> dans un terminal.</text:span></text:p>
      <text:p text:style-name="P26"><draw:frame draw:style-name="fr1" draw:name="Image31" text:anchor-type="as-char" svg:width="2cm" svg:height="1cm" draw:z-index="28"><draw:image xlink:href="Pictures/1000004E000000000000000024847CA95BB3D8D1.svg" xlink:type="simple" xlink:show="embed" xlink:actuate="onLoad" draw:mime-type="image/svg+xml"/></draw:frame><draw:frame draw:style-name="fr1" draw:name="Image32" text:anchor-type="as-char" svg:width="2cm" svg:height="1cm" draw:z-index="29"><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Comment savoir s'il est installe ?</text:p>
      <text:p text:style-name="P14"><text:span text:style-name="T2">Pour vérifier si MongoDB est installé sur votre système Linux, vous pouvez exécuter la commande </text:span><text:span text:style-name="Source_20_Text"><text:span text:style-name="T2">mongod --version</text:span></text:span><text:span text:style-name="T2"> dans un terminal. Cette commande devrait afficher la version de MongoDB si elle est installée.</text:span></text:p>
      <text:p text:style-name="P14"><text:soft-page-break/><text:span text:style-name="T2">Si MongoDB n'est pas installé, la commande </text:span><text:span text:style-name="Source_20_Text"><text:span text:style-name="T2">mongod</text:span></text:span><text:span text:style-name="T2"> ne sera pas reconnue et vous devrez l'installer en suivant les instructions d'installation officielles de MongoDB pour votre système Linux.</text:span></text:p>
      <text:p text:style-name="P26"><draw:frame draw:style-name="fr1" draw:name="Image33" text:anchor-type="as-char" svg:width="2cm" svg:height="1cm" draw:z-index="30"><draw:image xlink:href="Pictures/1000004E000000000000000024847CA95BB3D8D1.svg" xlink:type="simple" xlink:show="embed" xlink:actuate="onLoad" draw:mime-type="image/svg+xml"/></draw:frame><draw:frame draw:style-name="fr1" draw:name="Image34" text:anchor-type="as-char" svg:width="2cm" svg:height="1cm" draw:z-index="31"><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 FORMULAIREbdd git:(master) ✗ mongod --version zsh: command not found: mongod </text:p>
      <text:p text:style-name="P14"><text:span text:style-name="T2">L'erreur </text:span><text:span text:style-name="Source_20_Text"><text:span text:style-name="T2">zsh: command not found: mongod</text:span></text:span><text:span text:style-name="T2"> signifie que la commande </text:span><text:span text:style-name="Source_20_Text"><text:span text:style-name="T2">mongod</text:span></text:span><text:span text:style-name="T2"> n'a pas été trouvée sur votre système.</text:span></text:p>
      <text:p text:style-name="P14"><text:span text:style-name="T2">Cela indique que MongoDB n'est pas installé ou que le chemin vers le programme </text:span><text:span text:style-name="Source_20_Text"><text:span text:style-name="T2">mongod</text:span></text:span><text:span text:style-name="T2"> n'est pas dans votre variable d'environnement </text:span><text:span text:style-name="Source_20_Text"><text:span text:style-name="T2">PATH</text:span></text:span><text:span text:style-name="T2">.</text:span></text:p>
      <text:p text:style-name="P19">Si MongoDB n'est pas installé, vous pouvez suivre les instructions d'installation officielles de MongoDB pour votre système Linux.</text:p>
      <text:p text:style-name="P14"><text:span text:style-name="T2">Si MongoDB est installé mais que la commande </text:span><text:span text:style-name="Source_20_Text"><text:span text:style-name="T2">mongod</text:span></text:span><text:span text:style-name="T2"> n'est pas trouvée, vous pouvez vérifier si le chemin vers le programme </text:span><text:span text:style-name="Source_20_Text"><text:span text:style-name="T2">mongod</text:span></text:span><text:span text:style-name="T2"> est dans votre variable d'environnement </text:span><text:span text:style-name="Source_20_Text"><text:span text:style-name="T2">PATH</text:span></text:span><text:span text:style-name="T2">. Vous pouvez le faire en exécutant la commande suivante dans un terminal :</text:span></text:p>
      <text:p text:style-name="P1">bashCopy code</text:p>
      <text:p text:style-name="P3"><text:span text:style-name="Source_20_Text"><text:span text:style-name="T2">echo $PATH</text:span></text:span></text:p>
      <text:p text:style-name="P14"><text:span text:style-name="T2">Cela affichera une liste des répertoires où les commandes sont recherchées. Si le chemin vers le répertoire contenant le programme </text:span><text:span text:style-name="Source_20_Text"><text:span text:style-name="T2">mongod</text:span></text:span><text:span text:style-name="T2"> n'est pas dans la liste, vous devrez ajouter le chemin à votre variable d'environnement </text:span><text:span text:style-name="Source_20_Text"><text:span text:style-name="T2">PATH</text:span></text:span><text:span text:style-name="T2">. Vous pouvez le faire en éditant le fichier </text:span><text:span text:style-name="Source_20_Text"><text:span text:style-name="T2">.bashrc</text:span></text:span><text:span text:style-name="T2"> ou </text:span><text:span text:style-name="Source_20_Text"><text:span text:style-name="T2">.zshrc</text:span></text:span><text:span text:style-name="T2"> (selon votre shell) et en ajoutant la ligne suivante :</text:span></text:p>
      <text:p text:style-name="P1">bashCopy code</text:p>
      <text:p text:style-name="P3"><text:span text:style-name="Source_20_Text"><text:span text:style-name="T2">export PATH="/chemin/vers/mongodb/bin:$PATH"</text:span></text:span></text:p>
      <text:p text:style-name="P14"><text:span text:style-name="T2">Assurez-vous de remplacer </text:span><text:span text:style-name="Source_20_Text"><text:span text:style-name="T2">/chemin/vers/mongodb</text:span></text:span><text:span text:style-name="T2"> par le chemin vers le répertoire où MongoDB est installé. Ensuite, enregistrez le fichier et redémarrez votre terminal pour que les modifications prennent effet.</text:span></text:p>
      <text:p text:style-name="P14"><text:span text:style-name="T2">Après cela, vous devriez pouvoir exécuter la commande </text:span><text:span text:style-name="Source_20_Text"><text:span text:style-name="T2">mongod</text:span></text:span><text:span text:style-name="T2"> dans un terminal.</text:span></text:p>
      <text:p text:style-name="P26"><draw:frame draw:style-name="fr1" draw:name="Image35" text:anchor-type="as-char" svg:width="2cm" svg:height="1cm" draw:z-index="32"><draw:image xlink:href="Pictures/1000004E000000000000000024847CA95BB3D8D1.svg" xlink:type="simple" xlink:show="embed" xlink:actuate="onLoad" draw:mime-type="image/svg+xml"/></draw:frame><draw:frame draw:style-name="fr1" draw:name="Image36" text:anchor-type="as-char" svg:width="2cm" svg:height="1cm" draw:z-index="33"><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22">Save &amp; Submit</text:p>
      <text:p text:style-name="P18">Cancel</text:p>
      <text:p text:style-name="P14"><text:span text:style-name="T2">Le chemin </text:span><text:span text:style-name="Source_20_Text"><text:span text:style-name="T2">/usr/local/bin</text:span></text:span><text:span text:style-name="T2"> est présent dans votre variable d'environnement </text:span><text:span text:style-name="Source_20_Text"><text:span text:style-name="T2">PATH</text:span></text:span><text:span text:style-name="T2">, mais </text:span><text:span text:style-name="Source_20_Text"><text:span text:style-name="T2">mongod</text:span></text:span><text:span text:style-name="T2"> n'a pas été trouvé. Cela signifie que MongoDB n'est probablement pas installé sur votre système ou que l'installation est incomplète.</text:span></text:p>
      <text:p text:style-name="P14"><text:soft-page-break/><text:span text:style-name="T2">Vous pouvez vérifier si MongoDB est installé en exécutant la commande </text:span><text:span text:style-name="Source_20_Text"><text:span text:style-name="T2">mongo --version</text:span></text:span><text:span text:style-name="T2"> dans un terminal. Si MongoDB est installé, cela devrait afficher la version de MongoDB. Si MongoDB n'est pas installé, vous pouvez suivre les instructions d'installation officielles de MongoDB pour votre système Linux.</text:span></text:p>
      <text:p text:style-name="P14"><text:span text:style-name="T2">Une fois que vous avez installé MongoDB, vous devriez pouvoir exécuter la commande </text:span><text:span text:style-name="Source_20_Text"><text:span text:style-name="T2">mongod</text:span></text:span><text:span text:style-name="T2"> pour démarrer l'instance de MongoDB.</text:span></text:p>
      <text:p text:style-name="P26"><draw:frame draw:style-name="fr1" draw:name="Image37" text:anchor-type="as-char" svg:width="2cm" svg:height="1cm" draw:z-index="34"><draw:image xlink:href="Pictures/1000004E000000000000000024847CA95BB3D8D1.svg" xlink:type="simple" xlink:show="embed" xlink:actuate="onLoad" draw:mime-type="image/svg+xml"/></draw:frame><draw:frame draw:style-name="fr1" draw:name="Image38" text:anchor-type="as-char" svg:width="2cm" svg:height="1cm" draw:z-index="35"><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j'ai tape ca : echo $PATH </text:p>
      <text:p text:style-name="P14"><text:span text:style-name="T2">La commande </text:span><text:span text:style-name="Source_20_Text"><text:span text:style-name="T2">echo $PATH</text:span></text:span><text:span text:style-name="T2"> affiche la valeur de la variable d'environnement </text:span><text:span text:style-name="Source_20_Text"><text:span text:style-name="T2">PATH</text:span></text:span><text:span text:style-name="T2"> qui contient une liste de répertoires dans lesquels le système recherche les commandes exécutables.</text:span></text:p>
      <text:p text:style-name="P14"><text:span text:style-name="T2">Dans votre cas, la valeur de </text:span><text:span text:style-name="Source_20_Text"><text:span text:style-name="T2">PATH</text:span></text:span><text:span text:style-name="T2"> est:</text:span></text:p>
      <text:p text:style-name="P1">javascriptCopy code</text:p>
      <text:p text:style-name="P3"><text:span text:style-name="Source_20_Text"><text:span text:style-name="T2">/goinfre/domarion/miniconda3/bin:/mnt/nfs/homes/domarion/bin:/usr/local/sbin:/usr/local/bin:/usr/sbin:/usr/bin:/sbin:/bin:/usr/games:/usr/local/games:/snap/bin</text:span></text:span></text:p>
      <text:p text:style-name="P19">Cela signifie que le système recherche les commandes exécutables dans les répertoires suivants, dans cet ordre:</text:p>
      <text:list xml:id="list3134689101" text:style-name="L12">
        <text:list-item>
          <text:p text:style-name="P34"><text:span text:style-name="Source_20_Text"><text:span text:style-name="T2">/goinfre/domarion/miniconda3/bin</text:span></text:span></text:p>
        </text:list-item>
        <text:list-item>
          <text:p text:style-name="P34"><text:span text:style-name="Source_20_Text"><text:span text:style-name="T2">/mnt/nfs/homes/domarion/bin</text:span></text:span></text:p>
        </text:list-item>
        <text:list-item>
          <text:p text:style-name="P34"><text:span text:style-name="Source_20_Text"><text:span text:style-name="T2">/usr/local/sbin</text:span></text:span></text:p>
        </text:list-item>
        <text:list-item>
          <text:p text:style-name="P34"><text:span text:style-name="Source_20_Text"><text:span text:style-name="T2">/usr/local/bin</text:span></text:span></text:p>
        </text:list-item>
        <text:list-item>
          <text:p text:style-name="P34"><text:span text:style-name="Source_20_Text"><text:span text:style-name="T2">/usr/sbin</text:span></text:span></text:p>
        </text:list-item>
        <text:list-item>
          <text:p text:style-name="P34"><text:span text:style-name="Source_20_Text"><text:span text:style-name="T2">/usr/bin</text:span></text:span></text:p>
        </text:list-item>
        <text:list-item>
          <text:p text:style-name="P34"><text:span text:style-name="Source_20_Text"><text:span text:style-name="T2">/sbin</text:span></text:span></text:p>
        </text:list-item>
        <text:list-item>
          <text:p text:style-name="P34"><text:span text:style-name="Source_20_Text"><text:span text:style-name="T2">/bin</text:span></text:span></text:p>
        </text:list-item>
        <text:list-item>
          <text:p text:style-name="P34"><text:span text:style-name="Source_20_Text"><text:span text:style-name="T2">/usr/games</text:span></text:span></text:p>
        </text:list-item>
        <text:list-item>
          <text:p text:style-name="P34"><text:span text:style-name="Source_20_Text"><text:span text:style-name="T2">/usr/local/games</text:span></text:span></text:p>
        </text:list-item>
        <text:list-item>
          <text:p text:style-name="P35"><text:span text:style-name="Source_20_Text"><text:span text:style-name="T2">/snap/bin</text:span></text:span></text:p>
        </text:list-item>
      </text:list>
      <text:p text:style-name="P26"><draw:frame draw:style-name="fr1" draw:name="Image39" text:anchor-type="as-char" svg:width="2cm" svg:height="1cm" draw:z-index="36"><draw:image xlink:href="Pictures/1000004E000000000000000024847CA95BB3D8D1.svg" xlink:type="simple" xlink:show="embed" xlink:actuate="onLoad" draw:mime-type="image/svg+xml"/></draw:frame><draw:frame draw:style-name="fr1" draw:name="Image40" text:anchor-type="as-char" svg:width="2cm" svg:height="1cm" draw:z-index="37"><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quel rapport entre echo $PATH et mongodb. Pourquoi en tapant cette commande tu en deduis que mongodb n'est pas installe ?</text:p>
      <text:p text:style-name="P14"><text:soft-page-break/><text:span text:style-name="T2">En tapant </text:span><text:span text:style-name="Source_20_Text"><text:span text:style-name="T2">echo $PATH</text:span></text:span><text:span text:style-name="T2">, on affiche la valeur de la variable d'environnement </text:span><text:span text:style-name="Source_20_Text"><text:span text:style-name="T2">PATH</text:span></text:span><text:span text:style-name="T2"> qui contient les chemins où le système recherche les commandes exécutables.</text:span></text:p>
      <text:p text:style-name="P14"><text:span text:style-name="T2">Dans votre cas, si la commande </text:span><text:span text:style-name="Source_20_Text"><text:span text:style-name="T2">mongod</text:span></text:span><text:span text:style-name="T2"> n'est pas trouvée, cela signifie que le chemin où MongoDB est installé n'est pas inclus dans la variable </text:span><text:span text:style-name="Source_20_Text"><text:span text:style-name="T2">PATH</text:span></text:span><text:span text:style-name="T2">.</text:span></text:p>
      <text:p text:style-name="P14"><text:span text:style-name="T2">C'est pour cela que lorsque vous avez exécuté la commande </text:span><text:span text:style-name="Source_20_Text"><text:span text:style-name="T2">mongod --version</text:span></text:span><text:span text:style-name="T2">, le shell a affiché </text:span><text:span text:style-name="Source_20_Text"><text:span text:style-name="T2">command not found: mongod</text:span></text:span><text:span text:style-name="T2">.</text:span></text:p>
      <text:p text:style-name="P14"><text:span text:style-name="T2">Pour résoudre ce problème, vous pouvez ajouter le chemin où MongoDB est installé à la variable </text:span><text:span text:style-name="Source_20_Text"><text:span text:style-name="T2">PATH</text:span></text:span><text:span text:style-name="T2">, ou utiliser le chemin complet vers l'exécutable MongoDB lors de l'exécution de la commande.</text:span></text:p>
      <text:p text:style-name="P26"><draw:frame draw:style-name="fr1" draw:name="Image41" text:anchor-type="as-char" svg:width="2cm" svg:height="1cm" draw:z-index="38"><draw:image xlink:href="Pictures/1000004E000000000000000024847CA95BB3D8D1.svg" xlink:type="simple" xlink:show="embed" xlink:actuate="onLoad" draw:mime-type="image/svg+xml"/></draw:frame><draw:frame draw:style-name="fr1" draw:name="Image42" text:anchor-type="as-char" svg:width="2cm" svg:height="1cm" draw:z-index="39"><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si le dossier mongodb situe dans le dossier node_modules situe dans le dossier FORMULAIREbdd ne contient pas le programme, que contient il ?</text:p>
      <text:p text:style-name="P14"><text:span text:style-name="T2">Le dossier </text:span><text:span text:style-name="Source_20_Text"><text:span text:style-name="T2">node_modules</text:span></text:span><text:span text:style-name="T2"> contient les modules npm installés pour votre projet, y compris </text:span><text:span text:style-name="Source_20_Text"><text:span text:style-name="T2">mongodb</text:span></text:span><text:span text:style-name="T2"> dans votre cas.</text:span></text:p>
      <text:p text:style-name="P19">Ce dossier contient les fichiers sources des modules installés, ainsi que d'autres fichiers nécessaires au fonctionnement des modules, tels que les dépendances et les fichiers de configuration.</text:p>
      <text:p text:style-name="P14"><text:span text:style-name="T2">Dans le cas de </text:span><text:span text:style-name="Source_20_Text"><text:span text:style-name="T2">mongodb</text:span></text:span><text:span text:style-name="T2">, le dossier contiendra notamment les fichiers JavaScript nécessaires pour interagir avec la base de données MongoDB, ainsi que les fichiers de configuration pour se connecter à la base de données.</text:span></text:p>
      <text:p text:style-name="P26"><draw:frame draw:style-name="fr1" draw:name="Image43" text:anchor-type="as-char" svg:width="2cm" svg:height="1cm" draw:z-index="40"><draw:image xlink:href="Pictures/1000004E000000000000000024847CA95BB3D8D1.svg" xlink:type="simple" xlink:show="embed" xlink:actuate="onLoad" draw:mime-type="image/svg+xml"/></draw:frame><draw:frame draw:style-name="fr1" draw:name="Image44" text:anchor-type="as-char" svg:width="2cm" svg:height="1cm" draw:z-index="41"><draw:image xlink:href="https://chat.openai.com/_next/image?url=https%3A%2F%2Fs.gravatar.com%2Favatar%2F566857ae85df2bac64afc83b34b708e3%3Fs%3D480%26r%3Dpg%26d%3Dhttps%253A%252F%252Fcdn.auth0.com%252Favatars%252Fdo.png&amp;w=96&amp;q=75" xlink:type="simple" xlink:show="embed" xlink:actuate="onLoad"/><svg:title>User</svg:title></draw:frame></text:p>
      <text:p text:style-name="P18">Mais il ne fonctionne pas si mongodb n'est pas installe ?</text:p>
      <text:p text:style-name="P14"><text:span text:style-name="T2">En effet, </text:span><text:span text:style-name="Source_20_Text"><text:span text:style-name="T2">mongodb</text:span></text:span><text:span text:style-name="T2"> est un logiciel de base de données qui doit être installé sur votre machine pour pouvoir l'utiliser.</text:span></text:p>
      <text:p text:style-name="P14"><text:span text:style-name="T2">L'installation de </text:span><text:span text:style-name="Source_20_Text"><text:span text:style-name="T2">mongodb</text:span></text:span><text:span text:style-name="T2"> installe un serveur de base de données MongoDB qui peut être démarré à l'aide de la commande </text:span><text:span text:style-name="Source_20_Text"><text:span text:style-name="T2">mongod</text:span></text:span><text:span text:style-name="T2">. Cette commande lance le processus du serveur de base de données et permet aux clients d'y accéder pour effectuer des opérations de lecture/écriture dans la base de données.</text:span></text:p>
      <text:p text:style-name="P14"><text:span text:style-name="T2">Donc si </text:span><text:span text:style-name="Source_20_Text"><text:span text:style-name="T2">mongodb</text:span></text:span><text:span text:style-name="T2"> n'est pas installé, vous ne pouvez pas utiliser son serveur de base de données, et votre application ne pourra pas se connecter à une base de données MongoDB.</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09:41:45.074915502</meta:creation-date>
    <dc:date>2023-05-06T10:12:40.508179796</dc:date>
    <meta:editing-duration>PT20M46S</meta:editing-duration>
    <meta:editing-cycles>2</meta:editing-cycles>
    <meta:generator>LibreOffice/7.3.7.2$Linux_X86_64 LibreOffice_project/30$Build-2</meta:generator>
    <meta:document-statistic meta:table-count="0" meta:image-count="44" meta:object-count="0" meta:page-count="16" meta:paragraph-count="346" meta:word-count="4079" meta:character-count="27449" meta:non-whitespace-character-count="23478"/>
  </office:meta>
</office:document-meta>
</file>